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11.464cm"/>
    </style:style>
    <style:style style:name="Table1.B" style:family="table-column">
      <style:table-column-properties style:column-width="6.625cm"/>
    </style:style>
    <style:style style:name="Table1.C" style:family="table-column">
      <style:table-column-properties style:column-width="8.102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B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13.78cm" style:rel-column-width="34540*"/>
    </style:style>
    <style:style style:name="Table5.B" style:family="table-column">
      <style:table-column-properties style:column-width="12.365cm" style:rel-column-width="30995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3.997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499cm"/>
    </style:style>
    <style:style style:name="Table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4.392cm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7.373cm" style:rel-column-width="18481*"/>
    </style:style>
    <style:style style:name="Table2.B" style:family="table-column">
      <style:table-column-properties style:column-width="6.006cm" style:rel-column-width="15055*"/>
    </style:style>
    <style:style style:name="Table2.C" style:family="table-column">
      <style:table-column-properties style:column-width="12.765cm" style:rel-column-width="31999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3.997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3.796cm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499cm"/>
    </style:style>
    <style:style style:name="Table2.A4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4.392cm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officeooo:paragraph-rsid="032539cf"/>
    </style:style>
    <style:style style:name="P6" style:family="paragraph" style:parent-style-name="Table_20_Contents">
      <style:text-properties officeooo:paragraph-rsid="0327bbad"/>
    </style:style>
    <style:style style:name="P7" style:family="paragraph" style:parent-style-name="Table_20_Contents">
      <style:text-properties officeooo:paragraph-rsid="03266a92"/>
    </style:style>
    <style:style style:name="P8" style:family="paragraph" style:parent-style-name="Table_20_Contents">
      <style:text-properties officeooo:paragraph-rsid="032bbd7a"/>
    </style:style>
    <style:style style:name="P9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266a9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2" style:family="paragraph" style:parent-style-name="Table_20_Contents">
      <style:text-properties officeooo:paragraph-rsid="032ab6a9"/>
    </style:style>
    <style:style style:name="P13" style:family="paragraph" style:parent-style-name="Table_20_Contents">
      <style:paragraph-properties fo:text-align="center" style:justify-single-word="false"/>
      <style:text-properties officeooo:paragraph-rsid="032539cf"/>
    </style:style>
    <style:style style:name="P14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15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18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19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20" style:family="paragraph" style:parent-style-name="Table_20_Contents">
      <style:text-properties officeooo:paragraph-rsid="0108f4cf"/>
    </style:style>
    <style:style style:name="P21" style:family="paragraph" style:parent-style-name="Table_20_Contents">
      <style:text-properties officeooo:paragraph-rsid="0294e861"/>
    </style:style>
    <style:style style:name="P22" style:family="paragraph" style:parent-style-name="Table_20_Contents">
      <style:text-properties officeooo:paragraph-rsid="02b867ce"/>
    </style:style>
    <style:style style:name="P23" style:family="paragraph" style:parent-style-name="Table_20_Contents">
      <style:text-properties officeooo:paragraph-rsid="010e8474"/>
    </style:style>
    <style:style style:name="P24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25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26" style:family="paragraph" style:parent-style-name="Text_20_body">
      <style:paragraph-properties fo:margin-top="0cm" fo:margin-bottom="0cm" style:contextual-spacing="false" fo:line-height="100%"/>
      <style:text-properties officeooo:paragraph-rsid="032f82a4"/>
    </style:style>
    <style:style style:name="P2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28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29" style:family="paragraph" style:parent-style-name="Table_20_Contents">
      <style:text-properties officeooo:paragraph-rsid="015fc100"/>
    </style:style>
    <style:style style:name="P30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31" style:family="paragraph" style:parent-style-name="Table_20_Contents">
      <style:text-properties style:font-name="Courier New" fo:font-size="10pt" officeooo:paragraph-rsid="02ae0b54" style:font-size-asian="10pt" style:font-size-complex="10pt"/>
    </style:style>
    <style:style style:name="P32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33" style:family="paragraph" style:parent-style-name="Table_20_Contents">
      <style:text-properties officeooo:paragraph-rsid="02ae0b54"/>
    </style:style>
    <style:style style:name="P34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35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36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37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38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39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40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41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3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44" style:family="paragraph" style:parent-style-name="Table_20_Contents">
      <style:text-properties style:font-name="Courier New" fo:font-size="10pt" officeooo:paragraph-rsid="02857cac" style:font-size-asian="10pt" style:font-size-complex="10pt"/>
    </style:style>
    <style:style style:name="P45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4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13f657" officeooo:paragraph-rsid="0213f65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1a5564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8" style:family="paragraph" style:parent-style-name="Table_20_Contents">
      <style:text-properties style:font-name="Courier New" fo:font-size="10pt" fo:language="zxx" fo:country="none" officeooo:paragraph-rsid="023d069c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text-properties style:font-name="Courier New" fo:font-size="10pt" fo:language="zxx" fo:country="none" officeooo:paragraph-rsid="0277dedb" style:font-size-asian="10pt" style:language-asian="zxx" style:country-asian="none" style:font-size-complex="10pt" style:language-complex="zxx" style:country-complex="none"/>
    </style:style>
    <style:style style:name="P50" style:family="paragraph" style:parent-style-name="Table_20_Contents">
      <style:text-properties style:font-name="Courier New" fo:font-size="10pt" fo:language="zxx" fo:country="none" officeooo:paragraph-rsid="023ec219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text-properties officeooo:paragraph-rsid="0258ad30"/>
    </style:style>
    <style:style style:name="P52" style:family="paragraph" style:parent-style-name="Table_20_Contents">
      <style:text-properties officeooo:paragraph-rsid="025e6e41"/>
    </style:style>
    <style:style style:name="P53" style:family="paragraph" style:parent-style-name="Table_20_Contents">
      <style:text-properties style:font-name="Courier New" fo:font-size="10pt" fo:language="zxx" fo:country="none" officeooo:paragraph-rsid="0258ad30" style:font-size-asian="10pt" style:language-asian="zxx" style:country-asian="none" style:font-size-complex="10pt" style:language-complex="zxx" style:country-complex="none"/>
    </style:style>
    <style:style style:name="P54" style:family="paragraph" style:parent-style-name="Table_20_Contents">
      <style:text-properties style:font-name="Courier New" fo:font-size="10pt" fo:language="zxx" fo:country="none" fo:font-style="normal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5" style:family="paragraph" style:parent-style-name="Table_20_Contents">
      <style:text-properties style:font-name="Courier New" fo:font-size="10pt" fo:language="zxx" fo:country="none" fo:font-style="normal" officeooo:paragraph-rsid="029435f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6" style:family="paragraph" style:parent-style-name="Table_20_Contents">
      <style:text-properties style:font-name="Courier New" fo:font-size="10pt" fo:language="zxx" fo:country="none" fo:font-style="normal" officeooo:rsid="0213f657" officeooo:paragraph-rsid="029840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7" style:family="paragraph" style:parent-style-name="Table_20_Contents">
      <style:text-properties style:font-name="Courier New" fo:font-size="10pt" fo:language="zxx" fo:country="none" fo:font-style="normal" officeooo:rsid="0213f657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8" style:family="paragraph" style:parent-style-name="Table_20_Contents">
      <style:text-properties style:font-name="Courier New" fo:font-size="10pt" officeooo:paragraph-rsid="02ed0121" style:font-size-asian="10pt" style:font-size-complex="10pt"/>
    </style:style>
    <style:style style:name="P59" style:family="paragraph" style:parent-style-name="Table_20_Contents">
      <style:text-properties style:font-name="Courier New" fo:font-size="10pt" officeooo:paragraph-rsid="030a80e9" style:font-size-asian="10pt" style:font-size-complex="10pt"/>
    </style:style>
    <style:style style:name="P60" style:family="paragraph" style:parent-style-name="Table_20_Contents">
      <style:text-properties style:font-name="Courier New" fo:font-size="10pt" officeooo:paragraph-rsid="030c3545" style:font-size-asian="10pt" style:font-size-complex="10pt"/>
    </style:style>
    <style:style style:name="P61" style:family="paragraph" style:parent-style-name="Table_20_Contents">
      <style:text-properties style:font-name="Courier New" fo:font-size="10pt" officeooo:paragraph-rsid="0315109e" style:font-size-asian="10pt" style:font-size-complex="10pt"/>
    </style:style>
    <style:style style:name="P62" style:family="paragraph" style:parent-style-name="Table_20_Contents">
      <style:text-properties style:font-name="Courier New" fo:font-size="10pt" officeooo:paragraph-rsid="03017dbe" style:font-size-asian="10pt" style:font-size-complex="10pt"/>
    </style:style>
    <style:style style:name="P63" style:family="paragraph" style:parent-style-name="Table_20_Contents">
      <style:text-properties style:font-name="Courier New" fo:font-size="10pt" officeooo:paragraph-rsid="02eb4659" style:font-size-asian="10pt" style:font-size-complex="10pt"/>
    </style:style>
    <style:style style:name="P64" style:family="paragraph" style:parent-style-name="Table_20_Contents">
      <style:text-properties style:font-name="Courier New" fo:font-size="10pt" officeooo:paragraph-rsid="02f0205e" style:font-size-asian="10pt" style:font-size-complex="10pt"/>
    </style:style>
    <style:style style:name="P65" style:family="paragraph" style:parent-style-name="Table_20_Contents">
      <style:text-properties officeooo:paragraph-rsid="03017dbe"/>
    </style:style>
    <style:style style:name="P66" style:family="paragraph" style:parent-style-name="Table_20_Contents">
      <style:text-properties style:font-name="Courier New" fo:font-size="10pt" fo:language="zxx" fo:country="none" fo:font-style="normal" officeooo:rsid="0213f657" officeooo:paragraph-rsid="03017db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67" style:family="paragraph" style:parent-style-name="Table_20_Contents">
      <style:text-properties style:font-name="Courier New" fo:font-size="10pt" fo:language="zxx" fo:country="none" fo:font-style="normal" officeooo:paragraph-rsid="03017db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68" style:family="paragraph" style:parent-style-name="Table_20_Contents">
      <style:paragraph-properties fo:text-align="center" style:justify-single-word="false"/>
      <style:text-properties officeooo:paragraph-rsid="03017dbe"/>
    </style:style>
    <style:style style:name="P69" style:family="paragraph" style:parent-style-name="Table_20_Contents">
      <style:text-properties officeooo:paragraph-rsid="031c8ae5"/>
    </style:style>
    <style:style style:name="P70" style:family="paragraph" style:parent-style-name="Table_20_Contents">
      <style:text-properties officeooo:paragraph-rsid="030c3545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2" style:family="paragraph" style:parent-style-name="Table_20_Contents">
      <style:text-properties officeooo:paragraph-rsid="0230b508"/>
    </style:style>
    <style:style style:name="P73" style:family="paragraph" style:parent-style-name="Table_20_Contents">
      <style:text-properties officeooo:paragraph-rsid="022f0ff6"/>
    </style:style>
    <style:style style:name="P74" style:family="paragraph" style:parent-style-name="Table_20_Contents">
      <style:text-properties officeooo:paragraph-rsid="0049a42a"/>
    </style:style>
    <style:style style:name="P75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7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8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79" style:family="paragraph" style:parent-style-name="Table_20_Contents">
      <style:text-properties style:font-name="Courier New" fo:font-size="10pt" fo:language="zxx" fo:country="none" officeooo:paragraph-rsid="0287e881" style:font-size-asian="10pt" style:language-asian="zxx" style:country-asian="none" style:font-size-complex="10pt" style:language-complex="zxx" style:country-complex="none"/>
    </style:style>
    <style:style style:name="P80" style:family="paragraph" style:parent-style-name="Table_20_Contents">
      <style:text-properties style:font-name="Courier New" fo:font-size="10pt" fo:language="zxx" fo:country="none" officeooo:paragraph-rsid="02937d4f" style:font-size-asian="10pt" style:language-asian="zxx" style:country-asian="none" style:font-size-complex="10pt" style:language-complex="zxx" style:country-complex="none"/>
    </style:style>
    <style:style style:name="P81" style:family="paragraph" style:parent-style-name="Table_20_Contents">
      <style:text-properties style:font-name="Courier New" fo:font-size="10pt" fo:language="zxx" fo:country="none" officeooo:paragraph-rsid="028de634" style:font-size-asian="10pt" style:language-asian="zxx" style:country-asian="none" style:font-size-complex="10pt" style:language-complex="zxx" style:country-complex="none"/>
    </style:style>
    <style:style style:name="P82" style:family="paragraph" style:parent-style-name="Table_20_Contents">
      <style:text-properties style:font-name="Courier New" fo:font-size="10pt" fo:language="zxx" fo:country="none" officeooo:paragraph-rsid="028f2b41" style:font-size-asian="10pt" style:language-asian="zxx" style:country-asian="none" style:font-size-complex="10pt" style:language-complex="zxx" style:country-complex="none"/>
    </style:style>
    <style:style style:name="P83" style:family="paragraph" style:parent-style-name="Table_20_Contents">
      <style:text-properties style:font-name="Courier New" fo:font-size="10pt" fo:language="zxx" fo:country="none" officeooo:paragraph-rsid="02ae0b54" style:font-size-asian="10pt" style:language-asian="zxx" style:country-asian="none" style:font-size-complex="10pt" style:language-complex="zxx" style:country-complex="none"/>
    </style:style>
    <style:style style:name="P84" style:family="paragraph" style:parent-style-name="Table_20_Contents">
      <style:text-properties style:font-name="Courier New" fo:font-size="10pt" officeooo:paragraph-rsid="028ae069" style:font-size-asian="10pt" style:font-size-complex="10pt"/>
    </style:style>
    <style:style style:name="P85" style:family="paragraph" style:parent-style-name="Table_20_Contents">
      <style:text-properties style:font-name="Courier New" fo:font-size="10pt" fo:language="zxx" fo:country="none" officeooo:paragraph-rsid="028ae069" style:font-size-asian="10pt" style:language-asian="zxx" style:country-asian="none" style:font-size-complex="10pt" style:language-complex="zxx" style:country-complex="none"/>
    </style:style>
    <style:style style:name="P86" style:family="paragraph" style:parent-style-name="Table_20_Contents">
      <style:text-properties style:font-name="Courier New" fo:font-size="10pt" officeooo:paragraph-rsid="02937d4f" style:font-size-asian="10pt" style:font-size-complex="10pt"/>
    </style:style>
    <style:style style:name="P87" style:family="paragraph" style:parent-style-name="Table_20_Contents">
      <style:text-properties style:font-name="Courier New" fo:font-size="10pt" officeooo:paragraph-rsid="0287e881" style:font-size-asian="10pt" style:font-size-complex="10pt"/>
    </style:style>
    <style:style style:name="P88" style:family="paragraph" style:parent-style-name="Table_20_Contents">
      <style:text-properties style:font-name="Courier New" fo:font-size="10pt" fo:language="zxx" fo:country="none" officeooo:paragraph-rsid="02b1c54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31ec89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2c11b7b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1c1963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1f0cb1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31850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5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1a4f7b8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3266a92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2465c88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2a0406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officeooo:rsid="025534c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officeooo:rsid="025be04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54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2beba20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2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3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4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5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6" style:family="text">
      <style:text-properties officeooo:rsid="02646e91"/>
    </style:style>
    <style:style style:name="T67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81" style:family="text">
      <style:text-properties fo:color="#000000" loext:opacity="100%" style:font-name="Courier New" fo:language="zxx" fo:country="none" officeooo:rsid="015bf1e7" style:language-asian="zxx" style:country-asian="none" style:font-name-complex="Courier New" style:language-complex="zxx" style:country-complex="none"/>
    </style:style>
    <style:style style:name="T82" style:family="text">
      <style:text-properties fo:color="#000000" loext:opacity="100%" style:font-name="Courier New" fo:language="zxx" fo:country="none" officeooo:rsid="01594dab" style:language-asian="zxx" style:country-asian="none" style:font-name-complex="Courier New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8" style:family="text">
      <style:text-properties fo:color="#000000" loext:opacity="100%" style:font-name="Courier New" fo:font-size="10pt" fo:language="zxx" fo:country="none" officeooo:rsid="032ab6a9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97" style:family="text">
      <style:text-properties fo:color="#000000" loext:opacity="100%" style:font-name="Courier New" fo:font-size="10pt" fo:language="hu" fo:country="HU" fo:font-weight="bold" officeooo:rsid="03220e1c" style:font-size-asian="10pt" style:font-weight-asian="bold" style:font-name-complex="Courier New" style:font-size-complex="10pt" style:font-weight-complex="bold"/>
    </style:style>
    <style:style style:name="T98" style:family="text">
      <style:text-properties fo:color="#000000" loext:opacity="100%" style:font-name="Courier New" fo:font-size="10pt" fo:language="zxx" fo:country="none" officeooo:rsid="0329684a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00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01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02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03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04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05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06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07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08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09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10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15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20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21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22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24" style:family="text">
      <style:text-properties fo:language="zxx" fo:country="none" style:language-asian="zxx" style:country-asian="none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0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1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2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33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34" style:family="text">
      <style:text-properties fo:color="#000000" loext:opacity="100%" fo:language="zxx" fo:country="none" officeooo:rsid="0108a5f3" style:language-asian="zxx" style:country-asian="none" style:language-complex="zxx" style:country-complex="none"/>
    </style:style>
    <style:style style:name="T135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6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37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38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39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40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41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42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43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44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45" style:family="text">
      <style:text-properties fo:color="#000000" loext:opacity="100%" style:font-name="Courier New" officeooo:rsid="02b867ce"/>
    </style:style>
    <style:style style:name="T146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47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148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149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150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51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52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53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54" style:family="text">
      <style:text-properties officeooo:rsid="00c77656"/>
    </style:style>
    <style:style style:name="T155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56" style:family="text">
      <style:text-properties fo:color="#000000" loext:opacity="100%" style:font-name="Courier New" fo:language="zxx" fo:country="none" officeooo:rsid="029435f4" style:language-asian="zxx" style:country-asian="none" style:language-complex="zxx" style:country-complex="none"/>
    </style:style>
    <style:style style:name="T157" style:family="text">
      <style:text-properties officeooo:rsid="0277dedb"/>
    </style:style>
    <style:style style:name="T158" style:family="text">
      <style:text-properties officeooo:rsid="023d069c"/>
    </style:style>
    <style:style style:name="T159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60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61" style:family="text">
      <style:text-properties fo:font-style="normal" officeooo:rsid="023ec219" style:font-style-asian="normal" style:font-style-complex="normal"/>
    </style:style>
    <style:style style:name="T162" style:family="text">
      <style:text-properties fo:font-style="normal" style:font-style-asian="normal" style:font-style-complex="normal"/>
    </style:style>
    <style:style style:name="T163" style:family="text">
      <style:text-properties officeooo:rsid="0213f657"/>
    </style:style>
    <style:style style:name="T164" style:family="text">
      <style:text-properties officeooo:rsid="02984091"/>
    </style:style>
    <style:style style:name="T165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166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167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168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169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170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171" style:family="text">
      <style:text-properties fo:color="#000000" loext:opacity="100%" style:font-name="Courier New" fo:language="zxx" fo:country="none" officeooo:rsid="02cbf8d4" style:language-asian="zxx" style:country-asian="none" style:font-name-complex="Courier New" style:language-complex="zxx" style:country-complex="none"/>
    </style:style>
    <style:style style:name="T172" style:family="text">
      <style:text-properties fo:color="#000000" loext:opacity="100%" style:font-name="Courier New" fo:language="zxx" fo:country="none" officeooo:rsid="03017dbe" style:font-name-asian="NSimSun" style:language-asian="zxx" style:country-asian="none" style:font-name-complex="Courier New" style:language-complex="zxx" style:country-complex="none"/>
    </style:style>
    <style:style style:name="T173" style:family="text">
      <style:text-properties fo:color="#000000" loext:opacity="100%" style:font-name="Courier New" fo:language="zxx" fo:country="none" officeooo:rsid="03017dbe" style:language-asian="zxx" style:country-asian="none" style:font-name-complex="Courier New" style:language-complex="zxx" style:country-complex="none"/>
    </style:style>
    <style:style style:name="T174" style:family="text">
      <style:text-properties fo:color="#000000" loext:opacity="100%" style:font-name="Courier New" fo:language="zxx" fo:country="none" officeooo:rsid="03134a98" style:language-asian="zxx" style:country-asian="none" style:font-name-complex="Courier New" style:language-complex="zxx" style:country-complex="none"/>
    </style:style>
    <style:style style:name="T175" style:family="text">
      <style:text-properties fo:color="#000000" loext:opacity="100%" style:font-name="Courier New" fo:language="zxx" fo:country="none" officeooo:rsid="0315109e" style:language-asian="zxx" style:country-asian="none" style:font-name-complex="Courier New" style:language-complex="zxx" style:country-complex="none"/>
    </style:style>
    <style:style style:name="T176" style:family="text">
      <style:text-properties fo:color="#000000" loext:opacity="100%" style:font-name="Courier New" fo:language="zxx" fo:country="none" officeooo:rsid="02d0c15d" style:language-asian="zxx" style:country-asian="none" style:font-name-complex="Courier New" style:language-complex="zxx" style:country-complex="none"/>
    </style:style>
    <style:style style:name="T177" style:family="text">
      <style:text-properties fo:color="#000000" loext:opacity="100%" style:font-name="Courier New" fo:language="zxx" fo:country="none" officeooo:rsid="02d882a3" style:language-asian="zxx" style:country-asian="none" style:font-name-complex="Courier New" style:language-complex="zxx" style:country-complex="none"/>
    </style:style>
    <style:style style:name="T178" style:family="text">
      <style:text-properties fo:color="#000000" loext:opacity="100%" style:font-name="Courier New" fo:language="zxx" fo:country="none" officeooo:rsid="030c3545" style:language-asian="zxx" style:country-asian="none" style:font-name-complex="Courier New" style:language-complex="zxx" style:country-complex="none"/>
    </style:style>
    <style:style style:name="T179" style:family="text">
      <style:text-properties fo:color="#000000" loext:opacity="100%" style:font-name="Courier New" fo:language="zxx" fo:country="none" officeooo:rsid="030a80e9" style:language-asian="zxx" style:country-asian="none" style:font-name-complex="Courier New" style:language-complex="zxx" style:country-complex="none"/>
    </style:style>
    <style:style style:name="T180" style:family="text">
      <style:text-properties fo:color="#000000" loext:opacity="100%" style:font-name="Courier New" fo:language="zxx" fo:country="none" officeooo:rsid="01dd6806" style:font-name-asian="NSimSun" style:language-asian="zxx" style:country-asian="none" style:font-name-complex="Courier New" style:language-complex="zxx" style:country-complex="none"/>
    </style:style>
    <style:style style:name="T181" style:family="text">
      <style:text-properties fo:color="#000000" loext:opacity="100%" style:font-name="Courier New" fo:language="zxx" fo:country="none" officeooo:rsid="02fed8d7" style:font-name-asian="NSimSun" style:language-asian="zxx" style:country-asian="none" style:font-name-complex="Courier New" style:language-complex="zxx" style:country-complex="none"/>
    </style:style>
    <style:style style:name="T182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183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184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185" style:family="text">
      <style:text-properties fo:color="#000000" loext:opacity="100%" style:font-name="Courier New" fo:language="zxx" fo:country="none" officeooo:rsid="02fed8d7" style:language-asian="zxx" style:country-asian="none" style:font-name-complex="Courier New" style:language-complex="zxx" style:country-complex="none"/>
    </style:style>
    <style:style style:name="T186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187" style:family="text">
      <style:text-properties fo:color="#000000" loext:opacity="100%" style:font-name="Courier New" fo:language="zxx" fo:country="none" officeooo:rsid="02e5b6d6" style:language-asian="zxx" style:country-asian="none" style:font-name-complex="Courier New" style:language-complex="zxx" style:country-complex="none"/>
    </style:style>
    <style:style style:name="T188" style:family="text">
      <style:text-properties fo:color="#000000" loext:opacity="100%" style:font-name="Courier New" fo:language="zxx" fo:country="none" officeooo:rsid="02f2d3ae" style:language-asian="zxx" style:country-asian="none" style:font-name-complex="Courier New" style:language-complex="zxx" style:country-complex="none"/>
    </style:style>
    <style:style style:name="T189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190" style:family="text">
      <style:text-properties fo:color="#000000" loext:opacity="100%" style:font-name="Courier New" fo:language="zxx" fo:country="none" officeooo:rsid="01e2c632" style:font-name-asian="NSimSun" style:language-asian="zxx" style:country-asian="none" style:font-name-complex="Courier New" style:language-complex="zxx" style:country-complex="none"/>
    </style:style>
    <style:style style:name="T191" style:family="text">
      <style:text-properties fo:color="#000000" loext:opacity="100%" style:font-name="Courier New" fo:language="zxx" fo:country="none" officeooo:rsid="01f34d1f" style:font-name-asian="NSimSun" style:language-asian="zxx" style:country-asian="none" style:font-name-complex="Courier New" style:language-complex="zxx" style:country-complex="none"/>
    </style:style>
    <style:style style:name="T192" style:family="text">
      <style:text-properties fo:color="#000000" loext:opacity="100%" style:font-name="Courier New" fo:font-size="10pt" fo:language="zxx" fo:country="none" officeooo:rsid="02f98a14" style:font-size-asian="10pt" style:language-asian="zxx" style:country-asian="none" style:font-name-complex="Courier New" style:font-size-complex="10pt" style:language-complex="zxx" style:country-complex="none"/>
    </style:style>
    <style:style style:name="T193" style:family="text">
      <style:text-properties fo:color="#000000" loext:opacity="100%" style:font-name="Courier New" fo:language="zxx" fo:country="none" officeooo:rsid="01e2c632" style:language-asian="zxx" style:country-asian="none" style:font-name-complex="Courier New" style:language-complex="zxx" style:country-complex="none"/>
    </style:style>
    <style:style style:name="T194" style:family="text">
      <style:text-properties fo:color="#000000" loext:opacity="100%" style:font-name="Courier New" fo:language="zxx" fo:country="none" officeooo:rsid="031b2345" style:font-name-asian="NSimSun" style:language-asian="zxx" style:country-asian="none" style:font-name-complex="Courier New" style:language-complex="zxx" style:country-complex="none"/>
    </style:style>
    <style:style style:name="T195" style:family="text">
      <style:text-properties fo:color="#000000" loext:opacity="100%" style:font-name="Courier New" fo:language="zxx" fo:country="none" officeooo:rsid="030e0e64" style:language-asian="zxx" style:country-asian="none" style:font-name-complex="Courier New" style:language-complex="zxx" style:country-complex="none"/>
    </style:style>
    <style:style style:name="T196" style:family="text">
      <style:text-properties fo:color="#000000" loext:opacity="100%" style:font-name="Courier New" fo:language="zxx" fo:country="none" officeooo:rsid="02dfe222" style:language-asian="zxx" style:country-asian="none" style:font-name-complex="Courier New" style:language-complex="zxx" style:country-complex="none"/>
    </style:style>
    <style:style style:name="T197" style:family="text">
      <style:text-properties fo:color="#000000" loext:opacity="100%" style:font-name="Courier New" fo:language="zxx" fo:country="none" officeooo:rsid="01b9958d" style:language-asian="zxx" style:country-asian="none" style:font-name-complex="Courier New" style:language-complex="zxx" style:country-complex="none"/>
    </style:style>
    <style:style style:name="T198" style:family="text">
      <style:text-properties fo:color="#000000" loext:opacity="100%" style:font-name="Courier New" fo:language="zxx" fo:country="none" officeooo:rsid="01b88b1f" style:language-asian="zxx" style:country-asian="none" style:font-name-complex="Courier New" style:language-complex="zxx" style:country-complex="none"/>
    </style:style>
    <style:style style:name="T199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200" style:family="text">
      <style:text-properties fo:color="#000000" loext:opacity="100%" style:font-name="Courier New" fo:language="zxx" fo:country="none" fo:font-style="normal" officeooo:rsid="02c8adfd" style:language-asian="zxx" style:country-asian="none" style:font-style-asian="normal" style:font-name-complex="Courier New" style:language-complex="zxx" style:country-complex="none" style:font-style-complex="normal"/>
    </style:style>
    <style:style style:name="T201" style:family="text">
      <style:text-properties fo:color="#000000" loext:opacity="100%" style:font-name="Courier New" fo:language="zxx" fo:country="none" officeooo:rsid="02dfe222" style:font-name-asian="NSimSun" style:language-asian="zxx" style:country-asian="none" style:font-name-complex="Courier New" style:language-complex="zxx" style:country-complex="none"/>
    </style:style>
    <style:style style:name="T202" style:family="text">
      <style:text-properties fo:color="#000000" loext:opacity="100%" style:font-name="Courier New" fo:language="zxx" fo:country="none" officeooo:rsid="02f2d3ae" style:font-name-asian="NSimSun" style:language-asian="zxx" style:country-asian="none" style:font-name-complex="Courier New" style:language-complex="zxx" style:country-complex="none"/>
    </style:style>
    <style:style style:name="T203" style:family="text">
      <style:text-properties fo:color="#000000" loext:opacity="100%" style:font-name="Courier New" fo:language="zxx" fo:country="none" officeooo:rsid="02e2f146" style:language-asian="zxx" style:country-asian="none" style:font-name-complex="Courier New" style:language-complex="zxx" style:country-complex="none"/>
    </style:style>
    <style:style style:name="T204" style:family="text">
      <style:text-properties fo:color="#000000" loext:opacity="100%" style:font-name="Courier New" fo:font-size="10pt" fo:language="zxx" fo:country="none" officeooo:rsid="02c8adfd" style:font-size-asian="10pt" style:language-asian="zxx" style:country-asian="none" style:font-name-complex="Courier New" style:font-size-complex="10pt" style:language-complex="zxx" style:country-complex="none"/>
    </style:style>
    <style:style style:name="T205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206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207" style:family="text">
      <style:text-properties officeooo:rsid="021570c6"/>
    </style:style>
    <style:style style:name="T208" style:family="text">
      <style:text-properties officeooo:rsid="0298730b"/>
    </style:style>
    <style:style style:name="T209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0" style:family="text">
      <style:text-properties fo:color="#000000" loext:opacity="100%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T211" style:family="text">
      <style:text-properties fo:color="#000000" loext:opacity="100%" style:font-name="Courier New" fo:font-size="10pt" fo:font-weight="bold" officeooo:rsid="02646e91" style:font-size-asian="10pt" style:font-weight-asian="bold" style:font-name-complex="Courier New" style:font-size-complex="10pt" style:font-weight-complex="bold"/>
    </style:style>
    <style:style style:name="T212" style:family="text">
      <style:text-properties fo:color="#000000" loext:opacity="100%" style:font-name="Courier New" fo:font-size="10pt" fo:language="zxx" fo:country="none" fo:font-style="italic" officeooo:rsid="030c354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13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14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15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6" style:family="text">
      <style:text-properties fo:color="#000000" loext:opacity="100%" style:font-name="Courier New" fo:font-size="10pt" style:font-size-asian="10pt" style:font-name-complex="Courier New" style:font-size-complex="10pt"/>
    </style:style>
    <style:style style:name="T217" style:family="text">
      <style:text-properties fo:color="#000000" loext:opacity="100%" style:font-name="Courier New" fo:font-size="10pt" officeooo:rsid="00cbed5e" style:font-size-asian="10pt" style:font-name-complex="Courier New" style:font-size-complex="10pt"/>
    </style:style>
    <style:style style:name="T218" style:family="text">
      <style:text-properties fo:color="#000000" loext:opacity="100%" style:font-name="Courier New" fo:font-size="10pt" officeooo:rsid="00639098" style:font-name-asian="NSimSun" style:font-size-asian="10pt" style:font-name-complex="Courier New" style:font-size-complex="10pt"/>
    </style:style>
    <style:style style:name="T219" style:family="text">
      <style:text-properties fo:color="#000000" loext:opacity="100%" style:font-name="Courier New" fo:font-size="10pt" fo:font-style="normal" officeooo:rsid="00cbed5e" style:font-size-asian="10pt" style:font-style-asian="normal" style:font-name-complex="Courier New" style:font-size-complex="10pt" style:font-style-complex="normal"/>
    </style:style>
    <style:style style:name="T220" style:family="text">
      <style:text-properties fo:color="#000000" loext:opacity="100%" style:font-name="Courier New" fo:font-size="10pt" fo:language="zxx" fo:country="none" fo:font-style="italic" officeooo:rsid="03017db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21" style:family="text">
      <style:text-properties fo:color="#000000" loext:opacity="100%" style:font-name="Courier New" fo:font-size="10pt" fo:language="zxx" fo:country="none" officeooo:rsid="03017dbe" style:font-size-asian="10pt" style:language-asian="zxx" style:country-asian="none" style:font-name-complex="Courier New" style:font-size-complex="10pt" style:language-complex="zxx" style:country-complex="none"/>
    </style:style>
    <style:style style:name="T222" style:family="text">
      <style:text-properties fo:font-style="italic" officeooo:rsid="02afaaf5" style:font-style-asian="italic" style:font-style-complex="italic"/>
    </style:style>
    <style:style style:name="T223" style:family="text">
      <style:text-properties officeooo:rsid="02afaa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7</text:span></text:span><text:span text:style-name="Default_20_Paragraph_20_Font"><text:span text:style-name="T5">.</text:span></text:span><text:span text:style-name="Default_20_Paragraph_20_Font"><text:span text:style-name="T4">0</text:span></text:span><text:span text:style-name="Default_20_Paragraph_20_Font"><text:span text:style-name="T1"> –</text:span></text:span><text:span text:style-name="Default_20_Paragraph_20_Font"><text:span text:style-name="T6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7">https://github.com/Serrin/Celestra/</text:span></text:span></text:a></text:p>
      <text:p text:style-name="P2"><text:span text:style-name="Default_20_Paragraph_20_Font"><text:span text:style-name="T8">The </text:span></text:span><text:span text:style-name="Default_20_Paragraph_20_Font"><text:span text:style-name="T9"><text:s/>celestra </text:span></text:span><text:span text:style-name="Default_20_Paragraph_20_Font"><text:span text:style-name="T8"><text:s/>and/or the </text:span></text:span><text:span text:style-name="Default_20_Paragraph_20_Font"><text:span text:style-name="T9"><text:s/></text:span></text:span><text:span text:style-name="Default_20_Paragraph_20_Font"><text:span text:style-name="T10">CEL</text:span></text:span><text:span text:style-name="Default_20_Paragraph_20_Font"><text:span text:style-name="T9"> </text:span></text:span><text:span text:style-name="Default_20_Paragraph_20_Font"><text:span text:style-name="T8"><text:s/>objects contain these functions, except the polyfills. Example: </text:span></text:span><text:span text:style-name="Default_20_Paragraph_20_Font"><text:span text:style-name="T9"><text:s/></text:span></text:span><text:span text:style-name="Default_20_Paragraph_20_Font"><text:span text:style-name="T11">CEL</text:span></text:span><text:span text:style-name="Default_20_Paragraph_20_Font"><text:span text:style-name="T9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Core API</text:p>
          </table:table-cell>
          <table:table-cell table:style-name="Table1.B1" table:number-columns-spanned="2" office:value-type="string">
            <text:p text:style-name="P4"><text:span text:style-name="Source_20_Text"><text:span text:style-name="T12">Type checking </text:span></text:span><text:span text:style-name="Source_20_Text"><text:span text:style-name="T13">API</text:span></text:span></text:p>
          </table:table-cell>
          <table:covered-table-cell/>
        </table:table-row>
        <table:table-row>
          <table:table-cell table:style-name="Table1.A2" office:value-type="string">
            <text:p text:style-name="P5"><text:span text:style-name="Source_20_Text"><text:span text:style-name="T14">noConflict();</text:span></text:span></text:p>
            <text:p text:style-name="P5"><text:span text:style-name="Source_20_Text"><text:span text:style-name="T14">VERSION;</text:span></text:span></text:p>
          </table:table-cell>
          <table:table-cell table:style-name="Table1.B2" table:number-rows-spanned="3" office:value-type="string">
            <text:p text:style-name="P6"><text:span text:style-name="Source_20_Text"><text:span text:style-name="T14"/></text:span></text:p>
            <text:p text:style-name="P6"><text:span text:style-name="Source_20_Text"><text:span text:style-name="T14">isBoolea</text:span></text:span><text:span text:style-name="Source_20_Text"><text:span text:style-name="T15">n</text:span></text:span><text:span text:style-name="Source_20_Text"><text:span text:style-name="T14">(&lt;</text:span></text:span><text:span text:style-name="Source_20_Text"><text:span text:style-name="T16">v</text:span></text:span><text:span text:style-name="Source_20_Text"><text:span text:style-name="T17">alue</text:span></text:span><text:span text:style-name="Source_20_Text"><text:span text:style-name="T14">&gt;);</text:span></text:span></text:p>
            <text:p text:style-name="P6"><text:span text:style-name="Source_20_Text"><text:span text:style-name="T8">isTruthy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8">&gt;);</text:span></text:span></text:p>
            <text:p text:style-name="P6"><text:span text:style-name="Source_20_Text"><text:span text:style-name="T8">isFalsy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8">&gt;);</text:span></text:span><text:span text:style-name="Source_20_Text"><text:span text:style-name="T14"> </text:span></text:span></text:p>
            <text:p text:style-name="P6"><text:span text:style-name="Source_20_Text"><text:span text:style-name="T14"/></text:span></text:p>
            <text:p text:style-name="P7"><text:span text:style-name="Source_20_Text"><text:span text:style-name="T14">isNumber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7"><text:span text:style-name="Source_20_Text"><text:span text:style-name="T14">isNumeric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7"><text:span text:style-name="Source_20_Text"><text:span text:style-name="T14">isFloat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6"><text:span text:style-name="Source_20_Text"><text:span text:style-name="T14">isBigInt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7"><text:span text:style-name="Source_20_Text"><text:span text:style-name="T14"/></text:span></text:p>
            <text:p text:style-name="P7"><text:span text:style-name="Source_20_Text"><text:span text:style-name="T14">isString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7"><text:span text:style-name="Source_20_Text"><text:span text:style-name="T14">isChar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7"><text:span text:style-name="Source_20_Text"><text:span text:style-name="T14"/></text:span></text:p>
            <text:p text:style-name="P6"><text:span text:style-name="Source_20_Text"><text:span text:style-name="T14">isFunction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6"><text:span text:style-name="Source_20_Text"><text:span text:style-name="T14">is</text:span></text:span><text:span text:style-name="Source_20_Text"><text:span text:style-name="T20">Callable</text:span></text:span><text:span text:style-name="Source_20_Text"><text:span text:style-name="T14">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6"><text:span text:style-name="Source_20_Text"><text:span text:style-name="T14"/></text:span></text:p>
            <text:p text:style-name="P6"><text:span text:style-name="Source_20_Text"><text:span text:style-name="T14">isConstructorFn</text:span></text:span><text:span text:style-name="Source_20_Text"><text:span text:style-name="T21">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21">&gt;);</text:span></text:span></text:p>
            <text:p text:style-name="P6"><text:span text:style-name="Source_20_Text"><text:span text:style-name="T15">isClass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5">&gt;);</text:span></text:span></text:p>
            <text:p text:style-name="P6"><text:span text:style-name="Source_20_Text"><text:span text:style-name="T14"/></text:span></text:p>
            <text:p text:style-name="P6"><text:span text:style-name="Source_20_Text"><text:span text:style-name="T14">isGenerator</text:span></text:span><text:span text:style-name="Source_20_Text"><text:span text:style-name="T22">Fn</text:span></text:span><text:span text:style-name="Source_20_Text"><text:span text:style-name="T14">(&lt;</text:span></text:span><text:span text:style-name="Source_20_Text"><text:span text:style-name="T23">v</text:span></text:span><text:span text:style-name="Source_20_Text"><text:span text:style-name="T24">alue</text:span></text:span><text:span text:style-name="Source_20_Text"><text:span text:style-name="T14">&gt;);</text:span></text:span></text:p>
            <text:p text:style-name="P6"><text:span text:style-name="Source_20_Text"><text:span text:style-name="T14"/></text:span></text:p>
            <text:p text:style-name="P6"><text:span text:style-name="Source_20_Text"><text:span text:style-name="T14">isAsync</text:span></text:span><text:span text:style-name="Source_20_Text"><text:span text:style-name="T25">Fn</text:span></text:span><text:span text:style-name="Source_20_Text"><text:span text:style-name="T14">(&lt;</text:span></text:span><text:span text:style-name="Source_20_Text"><text:span text:style-name="T23">v</text:span></text:span><text:span text:style-name="Source_20_Text"><text:span text:style-name="T24">alue</text:span></text:span><text:span text:style-name="Source_20_Text"><text:span text:style-name="T14">&gt;);</text:span></text:span></text:p>
            <text:p text:style-name="P6"><text:span text:style-name="Source_20_Text"><text:span text:style-name="T14">isAsyncGeneratorFn(&lt;</text:span></text:span><text:span text:style-name="Source_20_Text"><text:span text:style-name="T23">v</text:span></text:span><text:span text:style-name="Source_20_Text"><text:span text:style-name="T24">alue</text:span></text:span><text:span text:style-name="Source_20_Text"><text:span text:style-name="T14">&gt;);</text:span></text:span></text:p>
            <text:p text:style-name="P6"><text:span text:style-name="Source_20_Text"><text:span text:style-name="T14"/></text:span></text:p>
            <text:p text:style-name="P6"><text:span text:style-name="Source_20_Text"><text:span text:style-name="T14">isNull(&lt;</text:span></text:span><text:span text:style-name="Source_20_Text"><text:span text:style-name="T26">v</text:span></text:span><text:span text:style-name="Source_20_Text"><text:span text:style-name="T27">alue</text:span></text:span><text:span text:style-name="Source_20_Text"><text:span text:style-name="T14">&gt;);</text:span></text:span></text:p>
            <text:p text:style-name="P6"><text:span text:style-name="Source_20_Text"><text:span text:style-name="T14">isUndefined(&lt;</text:span></text:span><text:span text:style-name="Source_20_Text"><text:span text:style-name="T28">val</text:span></text:span><text:span text:style-name="Source_20_Text"><text:span text:style-name="T17">ue</text:span></text:span><text:span text:style-name="Source_20_Text"><text:span text:style-name="T14">&gt;);</text:span></text:span></text:p>
            <text:p text:style-name="P6"><text:span text:style-name="Source_20_Text"><text:span text:style-name="T14">isNullOrUndefined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6"><text:span text:style-name="Source_20_Text"><text:span text:style-name="T14">isNil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7"><text:span text:style-name="Source_20_Text"><text:span text:style-name="T14"/></text:span></text:p>
            <text:p text:style-name="P7"><text:span text:style-name="Source_20_Text"><text:span text:style-name="T14">isRegexp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7"><text:span text:style-name="Source_20_Text"><text:span text:style-name="T14"/></text:span></text:p>
            <text:p text:style-name="P7"><text:span text:style-name="Source_20_Text"><text:span text:style-name="T14">isSymbol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7"><text:span text:style-name="Source_20_Text"><text:span text:style-name="T14"/></text:span></text:p>
            <text:p text:style-name="P6"><text:span text:style-name="Source_20_Text"><text:span text:style-name="T14">isPrimitive(&lt;</text:span></text:span><text:span text:style-name="Source_20_Text"><text:span text:style-name="T29">v</text:span></text:span><text:span text:style-name="Source_20_Text"><text:span text:style-name="T30">alue</text:span></text:span><text:span text:style-name="Source_20_Text"><text:span text:style-name="T14">&gt;);</text:span></text:span></text:p>
            <text:p text:style-name="P6"><text:span text:style-name="Source_20_Text"><text:span text:style-name="T14"/></text:span></text:p>
          </table:table-cell>
          <table:table-cell table:style-name="Table1.C2" table:number-rows-spanned="3" office:value-type="string">
            <text:p text:style-name="P6"><text:span text:style-name="Source_20_Text"><text:span text:style-name="T14"/></text:span></text:p>
            <text:p text:style-name="P6"><text:span text:style-name="Source_20_Text"><text:span text:style-name="T14">isObject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6"><text:span text:style-name="Source_20_Text"><text:span text:style-name="T14">isPlainObject(&lt;value&gt;);</text:span></text:span></text:p>
            <text:p text:style-name="P6"><text:span text:style-name="Source_20_Text"><text:span text:style-name="T14"/></text:span></text:p>
            <text:p text:style-name="P6"><text:span text:style-name="Source_20_Text"><text:span text:style-name="T14">isDataView(&lt;</text:span></text:span><text:span text:style-name="Source_20_Text"><text:span text:style-name="T16">v</text:span></text:span><text:span text:style-name="Source_20_Text"><text:span text:style-name="T31">al</text:span></text:span><text:span text:style-name="Source_20_Text"><text:span text:style-name="T17">ue</text:span></text:span><text:span text:style-name="Source_20_Text"><text:span text:style-name="T14">&gt;);</text:span></text:span></text:p>
            <text:p text:style-name="P6"><text:span text:style-name="Source_20_Text"><text:span text:style-name="T14">isDate(&lt;</text:span></text:span><text:span text:style-name="Source_20_Text"><text:span text:style-name="T32">v</text:span></text:span><text:span text:style-name="Source_20_Text"><text:span text:style-name="T31">al</text:span></text:span><text:span text:style-name="Source_20_Text"><text:span text:style-name="T33">ue</text:span></text:span><text:span text:style-name="Source_20_Text"><text:span text:style-name="T14">&gt;);</text:span></text:span></text:p>
            <text:p text:style-name="P6"><text:span text:style-name="Source_20_Text"><text:span text:style-name="T14">isPromise(&lt;</text:span></text:span><text:span text:style-name="Source_20_Text"><text:span text:style-name="T29">v</text:span></text:span><text:span text:style-name="Source_20_Text"><text:span text:style-name="T30">alue</text:span></text:span><text:span text:style-name="Source_20_Text"><text:span text:style-name="T14">&gt;);</text:span></text:span></text:p>
            <text:p text:style-name="P6"><text:span text:style-name="Source_20_Text"><text:span text:style-name="T14"/></text:span></text:p>
            <text:p text:style-name="P6"><text:span text:style-name="Source_20_Text"><text:span text:style-name="T14">isElement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6"><text:span text:style-name="Source_20_Text"><text:span text:style-name="T14"/></text:span></text:p>
            <text:p text:style-name="P6"><text:span text:style-name="Source_20_Text"><text:span text:style-name="T14">isMap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text:span text:style-name="Source_20_Text"><text:span text:style-name="T34"> </text:span></text:span></text:p>
            <text:p text:style-name="P6"><text:span text:style-name="Source_20_Text"><text:span text:style-name="T14">isWeakMap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6"><text:span text:style-name="Source_20_Text"><text:span text:style-name="T14"/></text:span></text:p>
            <text:p text:style-name="P6"><text:span text:style-name="Source_20_Text"><text:span text:style-name="T14">isSet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6"><text:span text:style-name="Source_20_Text"><text:span text:style-name="T14">isWeakSet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7"><text:span text:style-name="Source_20_Text"><text:span text:style-name="T14"/></text:span></text:p>
            <text:p text:style-name="P6"><text:span text:style-name="Source_20_Text"><text:span text:style-name="T14">isArraylike(&lt;value&gt;);</text:span></text:span></text:p>
            <text:p text:style-name="P7"><text:span text:style-name="Source_20_Text"><text:span text:style-name="T14">isTypedArray(&lt;value&gt;);</text:span></text:span></text:p>
            <text:p text:style-name="P7"><text:span text:style-name="Source_20_Text"><text:span text:style-name="T14">isArrayBuffer(&lt;value&gt;);</text:span></text:span></text:p>
            <text:p text:style-name="P7"><text:span text:style-name="Source_20_Text"><text:span text:style-name="T14"/></text:span></text:p>
            <text:p text:style-name="P7"><text:span text:style-name="Source_20_Text"><text:span text:style-name="T14">isIterator(&lt;</text:span></text:span><text:span text:style-name="Source_20_Text"><text:span text:style-name="T35">v</text:span></text:span><text:span text:style-name="Source_20_Text"><text:span text:style-name="T36">alue</text:span></text:span><text:span text:style-name="Source_20_Text"><text:span text:style-name="T14">&gt;);</text:span></text:span></text:p>
            <text:p text:style-name="P7"><text:span text:style-name="Source_20_Text"><text:span text:style-name="T14">isIterable(&lt;</text:span></text:span><text:span text:style-name="Source_20_Text"><text:span text:style-name="T35">v</text:span></text:span><text:span text:style-name="Source_20_Text"><text:span text:style-name="T36">alue</text:span></text:span><text:span text:style-name="Source_20_Text"><text:span text:style-name="T14">&gt;);</text:span></text:span></text:p>
            <text:p text:style-name="P7"><text:span text:style-name="Source_20_Text"><text:span text:style-name="T14"/></text:span></text:p>
            <text:p text:style-name="P7"><text:span text:style-name="Source_20_Text"><text:span text:style-name="T14">isEmptyObject(&lt;value&gt;);</text:span></text:span></text:p>
            <text:p text:style-name="P7"><text:span text:style-name="Source_20_Text"><text:span text:style-name="T14">isEmptyArray(&lt;value&gt;);</text:span></text:span></text:p>
            <text:p text:style-name="P7"><text:span text:style-name="Source_20_Text"><text:span text:style-name="T14">isEmptyMap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text:span text:style-name="Source_20_Text"><text:span text:style-name="T37"> </text:span></text:span><text:span text:style-name="Source_20_Text"><text:span text:style-name="T14">isEmptySet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7"><text:span text:style-name="Source_20_Text"><text:span text:style-name="T14">isEmptyIterator(&lt;value&gt;);</text:span></text:span></text:p>
            <text:p text:style-name="P7"><text:span text:style-name="Source_20_Text"><text:span text:style-name="T14"/></text:span></text:p>
            <text:p text:style-name="P7"><text:span text:style-name="Source_20_Text"><text:span text:style-name="T14">isSameObject(&lt;object1&gt;,&lt;object2&gt;);</text:span></text:span></text:p>
            <text:p text:style-name="P7"><text:span text:style-name="Source_20_Text"><text:span text:style-name="T14">isSameArray(&lt;array1&gt;,&lt;array2&gt;);</text:span></text:span></text:p>
            <text:p text:style-name="P7"><text:span text:style-name="Source_20_Text"><text:span text:style-name="T14">isSameMap(&lt;map1&gt;,&lt;map2&gt;);</text:span></text:span></text:p>
            <text:p text:style-name="P7"><text:span text:style-name="Source_20_Text"><text:span text:style-name="T14">isSameSet(&lt;set</text:span></text:span><text:span text:style-name="Source_20_Text"><text:span text:style-name="T38">1</text:span></text:span><text:span text:style-name="Source_20_Text"><text:span text:style-name="T14">&gt;,&lt;set2&gt;);</text:span></text:span></text:p>
            <text:p text:style-name="P7"><text:span text:style-name="Source_20_Text"><text:span text:style-name="T14">isSameIterator(&lt;iter1&gt;,&lt;iter</text:span></text:span><text:span text:style-name="Source_20_Text"><text:span text:style-name="T39">2</text:span></text:span><text:span text:style-name="Source_20_Text"><text:span text:style-name="T14">&gt;);</text:span></text:span></text:p>
          </table:table-cell>
        </table:table-row>
        <table:table-row>
          <table:table-cell table:style-name="Table1.A3" office:value-type="string">
            <text:p text:style-name="P5"><text:span text:style-name="Source_20_Text"><text:span text:style-name="T8">BASE16; BASE</text:span></text:span><text:span text:style-name="Source_20_Text"><text:span text:style-name="T40">32; BASE36; BASE58; BASE62;</text:span></text:span></text:p>
            <text:p text:style-name="P5"><text:span text:style-name="Source_20_Text"><text:span text:style-name="T40">WORDSAFEALPHABET;</text:span></text:span></text:p>
          </table:table-cell>
          <table:covered-table-cell table:style-name="Table1.B2"/>
          <table:covered-table-cell table:style-name="Table1.C2"/>
        </table:table-row>
        <table:table-row>
          <table:table-cell table:style-name="Table1.A4" office:value-type="string">
            <text:p text:style-name="P5"><text:span text:style-name="Source_20_Text"><text:span text:style-name="T14">javaHash(&lt;data&gt;[, hexa</text:span></text:span><text:span text:style-name="Source_20_Text"><text:span text:style-name="T41">decimal</text:span></text:span><text:span text:style-name="Source_20_Text"><text:span text:style-name="T14"> </text:span></text:span><text:span text:style-name="Source_20_Text"><text:span text:style-name="T42">= false</text:span></text:span><text:span text:style-name="Source_20_Text"><text:span text:style-name="T14">]);<text:line-break/>b64Encode(&lt;string&gt;); </text:span></text:span></text:p>
            <text:p text:style-name="P5"><text:span text:style-name="Source_20_Text"><text:span text:style-name="T14">b64Decode(&lt;</text:span></text:span><text:span text:style-name="Source_20_Text"><text:span text:style-name="T43">str</text:span></text:span><text:span text:style-name="Source_20_Text"><text:span text:style-name="T17">ing</text:span></text:span><text:span text:style-name="Source_20_Text"><text:span text:style-name="T14">&gt;);<text:line-break/></text:span></text:span></text:p>
            <text:p text:style-name="P5"><text:span text:style-name="Source_20_Text"><text:span text:style-name="T14">extend([deep,]&lt;target&gt;,&lt;source1&gt;[,s</text:span></text:span><text:span text:style-name="Source_20_Text"><text:span text:style-name="T41">ou</text:span></text:span><text:span text:style-name="Source_20_Text"><text:span text:style-name="T14">rc</text:span></text:span><text:span text:style-name="Source_20_Text"><text:span text:style-name="T41">e</text:span></text:span><text:span text:style-name="Source_20_Text"><text:span text:style-name="T14">N]);</text:span></text:span></text:p>
            <text:p text:style-name="P5"><text:span text:style-name="Source_20_Text"><text:span text:style-name="T14">sizeIn(&lt;</text:span></text:span><text:span text:style-name="Source_20_Text"><text:span text:style-name="T44">obj</text:span></text:span><text:span text:style-name="Source_20_Text"><text:span text:style-name="T45">ect</text:span></text:span><text:span text:style-name="Source_20_Text"><text:span text:style-name="T14">&gt;);<text:line-break/></text:span></text:span><text:span text:style-name="Source_20_Text"><text:span text:style-name="T46">popIn(&lt;</text:span></text:span><text:span text:style-name="Source_20_Text"><text:span text:style-name="T47">obj</text:span></text:span><text:span text:style-name="Source_20_Text"><text:span text:style-name="T48">ect</text:span></text:span><text:span text:style-name="Source_20_Text"><text:span text:style-name="T46">&gt;,&lt;</text:span></text:span><text:span text:style-name="Source_20_Text"><text:span text:style-name="T47">prop</text:span></text:span><text:span text:style-name="Source_20_Text"><text:span text:style-name="T48">erty</text:span></text:span><text:span text:style-name="Source_20_Text"><text:span text:style-name="T46">&gt;); </text:span></text:span></text:p>
            <text:p text:style-name="P8"><text:span text:style-name="Source_20_Text"><text:span text:style-name="T14">forIn(&lt;</text:span></text:span><text:span text:style-name="Source_20_Text"><text:span text:style-name="T47">obj</text:span></text:span><text:span text:style-name="Source_20_Text"><text:span text:style-name="T48">ect</text:span></text:span><text:span text:style-name="Source_20_Text"><text:span text:style-name="T14">&gt;,&lt;</text:span></text:span><text:span text:style-name="Source_20_Text"><text:span text:style-name="T47">c</text:span></text:span><text:span text:style-name="Source_20_Text"><text:span text:style-name="T48">allback</text:span></text:span><text:span text:style-name="Source_20_Text"><text:span text:style-name="T14">&gt;);</text:span></text:span></text:p>
            <text:p text:style-name="P5"><text:span text:style-name="Source_20_Text"><text:span text:style-name="T14">f</text:span></text:span><text:span text:style-name="Source_20_Text"><text:span text:style-name="T49">ilter</text:span></text:span><text:span text:style-name="Source_20_Text"><text:span text:style-name="T14">In(&lt;</text:span></text:span><text:span text:style-name="Source_20_Text"><text:span text:style-name="T50">obj</text:span></text:span><text:span text:style-name="Source_20_Text"><text:span text:style-name="T51">ect</text:span></text:span><text:span text:style-name="Source_20_Text"><text:span text:style-name="T14">&gt;,&lt;</text:span></text:span><text:span text:style-name="Source_20_Text"><text:span text:style-name="T51">callback</text:span></text:span><text:span text:style-name="Source_20_Text"><text:span text:style-name="T14">&gt;);</text:span></text:span></text:p>
            <text:p text:style-name="P5"><text:span text:style-name="Source_20_Text"><text:span text:style-name="T14"/></text:span></text:p>
            <text:p text:style-name="P5"><text:span text:style-name="Source_20_Text"><text:span text:style-name="T14">delay(&lt;m</text:span></text:span><text:span text:style-name="Source_20_Text"><text:span text:style-name="T52">ili</text:span></text:span><text:span text:style-name="Source_20_Text"><text:span text:style-name="T14">s</text:span></text:span><text:span text:style-name="Source_20_Text"><text:span text:style-name="T52">ec</text:span></text:span><text:span text:style-name="Source_20_Text"><text:span text:style-name="T14">&gt;).then(&lt;callback&gt;);</text:span></text:span></text:p>
            <text:p text:style-name="P5"><text:span text:style-name="Source_20_Text"><text:span text:style-name="T53">sleep</text:span></text:span><text:span text:style-name="Source_20_Text"><text:span text:style-name="T14">(&lt;m</text:span></text:span><text:span text:style-name="Source_20_Text"><text:span text:style-name="T52">ili</text:span></text:span><text:span text:style-name="Source_20_Text"><text:span text:style-name="T14">s</text:span></text:span><text:span text:style-name="Source_20_Text"><text:span text:style-name="T52">ec</text:span></text:span><text:span text:style-name="Source_20_Text"><text:span text:style-name="T14">&gt;).then(&lt;callback&gt;);</text:span></text:span></text:p>
            <text:p text:style-name="P5"><text:span text:style-name="Source_20_Text"><text:span text:style-name="T14"/></text:span></text:p>
            <text:p text:style-name="P5"><text:span text:style-name="Source_20_Text"><text:span text:style-name="T14">randomBoolean</text:span></text:span><text:span text:style-name="Source_20_Text"><text:span text:style-name="T54">();</text:span></text:span></text:p>
            <text:p text:style-name="P5"><text:span text:style-name="Source_20_Text"><text:span text:style-name="T55">r</text:span></text:span><text:span text:style-name="Source_20_Text"><text:span text:style-name="T54">andomUUIDv7</text:span></text:span><text:span text:style-name="Source_20_Text"><text:span text:style-name="T56">(); </text:span></text:span></text:p>
            <text:p text:style-name="P5"><text:span text:style-name="Source_20_Text"><text:span text:style-name="T57">timestampID([size=21[,alphabet=</text:span></text:span><text:span text:style-name="Source_20_Text"><text:span text:style-name="T53">"ABCDEFGHIJKLMNOPQRSTUVWXYZabcdefghijklmnopqrstuvwxyz0123456789_-"</text:span></text:span><text:span text:style-name="Source_20_Text"><text:span text:style-name="T57">]]);</text:span></text:span></text:p>
            <text:p text:style-name="P5"><text:span text:style-name="Source_20_Text"><text:span text:style-name="T8">nanoid([size=21[,alphabet="123456789ABCDEFGHJKLMNPQRSTUVWXYZabcdefghijkmnopqrstuvwxyz"]]);</text:span></text:span></text:p>
            <text:p text:style-name="P5"><text:span text:style-name="Source_20_Text"><text:span text:style-name="T14">getUrlVars([str=location.search]);</text:span></text:span></text:p>
            <text:p text:style-name="P5"><text:span text:style-name="Source_20_Text"><text:span text:style-name="T14">obj2string(&lt;object&gt;);</text:span></text:span></text:p>
            <text:p text:style-name="P5"><text:span text:style-name="Source_20_Text"><text:span text:style-name="T58">classof</text:span></text:span><text:span text:style-name="Source_20_Text"><text:span text:style-name="T14">(&lt;variable&gt;[,type[,throw=false]</text:span></text:span><text:span text:style-name="Source_20_Text"><text:span text:style-name="T59">]</text:span></text:span><text:span text:style-name="Source_20_Text"><text:span text:style-name="T14">);</text:span></text:span></text:p>
            <text:p text:style-name="P5"><text:span text:style-name="Source_20_Text"><text:span text:style-name="T60">ge</text:span></text:span><text:span text:style-name="Source_20_Text"><text:span text:style-name="T58">t</text:span></text:span><text:span text:style-name="Source_20_Text"><text:span text:style-name="T60">Type</text:span></text:span><text:span text:style-name="Source_20_Text"><text:span text:style-name="T14">(&lt;variable&gt;[,type[,throw=false]</text:span></text:span><text:span text:style-name="Source_20_Text"><text:span text:style-name="T59">]</text:span></text:span><text:span text:style-name="Source_20_Text"><text:span text:style-name="T14">);</text:span></text:span></text:p>
            <text:p text:style-name="P5"><text:span text:style-name="Source_20_Text"><text:span text:style-name="T14">bind(&lt;</text:span></text:span><text:span text:style-name="Source_20_Text"><text:span text:style-name="T48">function</text:span></text:span><text:span text:style-name="Source_20_Text"><text:span text:style-name="T14">&gt;,&lt;context&gt;);</text:span></text:span></text:p>
            <text:p text:style-name="P5"><text:span text:style-name="Source_20_Text"><text:span text:style-name="T61">unBind</text:span></text:span><text:span text:style-name="Source_20_Text"><text:span text:style-name="T62">(&lt;</text:span></text:span><text:span text:style-name="Source_20_Text"><text:span text:style-name="T63">f</text:span></text:span><text:span text:style-name="Source_20_Text"><text:span text:style-name="T64">unction</text:span></text:span><text:span text:style-name="Source_20_Text"><text:span text:style-name="T62">&gt;);</text:span></text:span></text:p>
            <text:p text:style-name="P5"><text:span text:style-name="Source_20_Text"><text:span text:style-name="T14">constant(&lt;value&gt;);</text:span></text:span></text:p>
            <text:p text:style-name="P5"><text:span text:style-name="Source_20_Text"><text:span text:style-name="T65">identity(&lt;value&gt;);</text:span></text:span></text:p>
            <text:p text:style-name="P5"><text:span text:style-name="Source_20_Text"><text:span text:style-name="T14">noop();</text:span></text:span></text:p>
            <text:p text:style-name="P5"><text:span text:style-name="Source_20_Text"><text:span text:style-name="T14">T();</text:span></text:span></text:p>
            <text:p text:style-name="P5"><text:span text:style-name="Source_20_Text"><text:span text:style-name="T14">F();</text:span></text:span></text:p>
          </table:table-cell>
          <table:covered-table-cell table:style-name="Table1.B2"/>
          <table:covered-table-cell table:style-name="Table1.C2"/>
        </table:table-row>
      </table:table>
      <text:p text:style-name="P9"/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P10">String API</text:p>
          </table:table-cell>
          <table:table-cell table:style-name="Table5.B1" office:value-type="string">
            <text:p text:style-name="P11">DOM <text:span text:style-name="T66">API</text:span></text:p>
          </table:table-cell>
        </table:table-row>
        <table:table-row table:style-name="Table5.2">
          <table:table-cell table:style-name="Table5.A2" office:value-type="string">
            <text:p text:style-name="P5"><text:span text:style-name="Source_20_Text"><text:span text:style-name="T14"/></text:span></text:p>
            <text:p text:style-name="P5"><text:span text:style-name="Source_20_Text"><text:span text:style-name="T14">strProper</text:span></text:span><text:span text:style-name="Source_20_Text"><text:span text:style-name="T67">c</text:span></text:span><text:span text:style-name="Source_20_Text"><text:span text:style-name="T14">ase(&lt;</text:span></text:span><text:span text:style-name="Source_20_Text"><text:span text:style-name="T68">str</text:span></text:span><text:span text:style-name="Source_20_Text"><text:span text:style-name="T69">ing</text:span></text:span><text:span text:style-name="Source_20_Text"><text:span text:style-name="T14">&gt;); </text:span></text:span></text:p>
            <text:p text:style-name="P5"><text:span text:style-name="Source_20_Text"><text:span text:style-name="T70">s</text:span></text:span><text:span text:style-name="Source_20_Text"><text:span text:style-name="T14">tr</text:span></text:span><text:span text:style-name="Source_20_Text"><text:span text:style-name="T71">T</text:span></text:span><text:span text:style-name="Source_20_Text"><text:span text:style-name="T72">itle</text:span></text:span><text:span text:style-name="Source_20_Text"><text:span text:style-name="T67">c</text:span></text:span><text:span text:style-name="Source_20_Text"><text:span text:style-name="T14">ase(&lt;</text:span></text:span><text:span text:style-name="Source_20_Text"><text:span text:style-name="T68">str</text:span></text:span><text:span text:style-name="Source_20_Text"><text:span text:style-name="T69">ing</text:span></text:span><text:span text:style-name="Source_20_Text"><text:span text:style-name="T14">&gt;);</text:span></text:span></text:p>
            <text:p text:style-name="P5"><text:span text:style-name="Source_20_Text"><text:span text:style-name="T14"/></text:span></text:p>
            <text:p text:style-name="P5"><text:span text:style-name="Source_20_Text"><text:span text:style-name="T14">strCapitalize(&lt;</text:span></text:span><text:span text:style-name="Source_20_Text"><text:span text:style-name="T68">str</text:span></text:span><text:span text:style-name="Source_20_Text"><text:span text:style-name="T69">ing</text:span></text:span><text:span text:style-name="Source_20_Text"><text:span text:style-name="T14">&gt;);</text:span></text:span></text:p>
            <text:p text:style-name="P5"><text:span text:style-name="Source_20_Text"><text:span text:style-name="T73"/></text:span></text:p>
            <text:p text:style-name="P5"><text:span text:style-name="Source_20_Text"><text:span text:style-name="T73">strTruncate(&lt;s</text:span></text:span><text:span text:style-name="Source_20_Text"><text:span text:style-name="T74">tring</text:span></text:span><text:span text:style-name="Source_20_Text"><text:span text:style-name="T73">&gt;);</text:span></text:span></text:p>
            <text:p text:style-name="P5"><text:span text:style-name="Source_20_Text"><text:span text:style-name="T14"/></text:span></text:p>
            <text:p text:style-name="P5"><text:span text:style-name="Source_20_Text"><text:span text:style-name="T14">strUpFirst(&lt;</text:span></text:span><text:span text:style-name="Source_20_Text"><text:span text:style-name="T68">str</text:span></text:span><text:span text:style-name="Source_20_Text"><text:span text:style-name="T69">ing</text:span></text:span><text:span text:style-name="Source_20_Text"><text:span text:style-name="T14">&gt;);</text:span></text:span></text:p>
            <text:p text:style-name="P5"><text:span text:style-name="Source_20_Text"><text:span text:style-name="T14">strDownFirst(&lt;</text:span></text:span><text:span text:style-name="Source_20_Text"><text:span text:style-name="T75">str</text:span></text:span><text:span text:style-name="Source_20_Text"><text:span text:style-name="T48">ing</text:span></text:span><text:span text:style-name="Source_20_Text"><text:span text:style-name="T14">&gt;);</text:span></text:span></text:p>
            <text:p text:style-name="P5"><text:span text:style-name="Source_20_Text"><text:span text:style-name="T14"/></text:span></text:p>
            <text:p text:style-name="P5"><text:span text:style-name="Source_20_Text"><text:span text:style-name="T14">strReverse(&lt;</text:span></text:span><text:span text:style-name="Source_20_Text"><text:span text:style-name="T35">s</text:span></text:span><text:span text:style-name="Source_20_Text"><text:span text:style-name="T69">tring</text:span></text:span><text:span text:style-name="Source_20_Text"><text:span text:style-name="T14">&gt;);</text:span></text:span></text:p>
            <text:p text:style-name="P5"><text:span text:style-name="Source_20_Text"><text:span text:style-name="T14"/></text:span></text:p>
            <text:p text:style-name="P5"><text:span text:style-name="Source_20_Text"><text:span text:style-name="T14">strCodePoints(&lt;</text:span></text:span><text:span text:style-name="Source_20_Text"><text:span text:style-name="T37">s</text:span></text:span><text:span text:style-name="Source_20_Text"><text:span text:style-name="T74">tring</text:span></text:span><text:span text:style-name="Source_20_Text"><text:span text:style-name="T14">&gt;);</text:span></text:span></text:p>
            <text:p text:style-name="P5"><text:span text:style-name="Source_20_Text"><text:span text:style-name="T14">strFromCodePoints(&lt;</text:span></text:span><text:span text:style-name="Source_20_Text"><text:span text:style-name="T76">iterator</text:span></text:span><text:span text:style-name="Source_20_Text"><text:span text:style-name="T14">&gt;);</text:span></text:span></text:p>
            <text:p text:style-name="P5"><text:span text:style-name="Source_20_Text"><text:span text:style-name="T14"/></text:span></text:p>
            <text:p text:style-name="P5"><text:span text:style-name="Source_20_Text"><text:span text:style-name="T14">strAt(&lt;</text:span></text:span><text:span text:style-name="Source_20_Text"><text:span text:style-name="T77">str</text:span></text:span><text:span text:style-name="Source_20_Text"><text:span text:style-name="T78">ing</text:span></text:span><text:span text:style-name="Source_20_Text"><text:span text:style-name="T14">&gt;,&lt;index&gt;[, newChar]);</text:span></text:span></text:p>
            <text:p text:style-name="P5"><text:span text:style-name="Source_20_Text"><text:span text:style-name="T14">strSplice(&lt;</text:span></text:span><text:span text:style-name="Source_20_Text"><text:span text:style-name="T77">str</text:span></text:span><text:span text:style-name="Source_20_Text"><text:span text:style-name="T14">&gt;,&lt;index&gt;,&lt;count&gt;[, add</text:span></text:span><text:span text:style-name="Source_20_Text"><text:span text:style-name="T79">]);</text:span></text:span></text:p>
            <text:p text:style-name="P5"><text:span text:style-name="Source_20_Text"><text:span text:style-name="T80"/></text:span></text:p>
            <text:p text:style-name="P5"><text:span text:style-name="Source_20_Text"><text:span text:style-name="T80">str</text:span></text:span><text:span text:style-name="Source_20_Text"><text:span text:style-name="T81">HTML</text:span></text:span><text:span text:style-name="Source_20_Text"><text:span text:style-name="T80">RemoveTags(&lt;string&gt;);</text:span></text:span></text:p>
            <text:p text:style-name="P5"><text:span text:style-name="Source_20_Text"><text:span text:style-name="T80">strHTMLEscape(&lt;</text:span></text:span><text:span text:style-name="Source_20_Text"><text:span text:style-name="T68">str</text:span></text:span><text:span text:style-name="Source_20_Text"><text:span text:style-name="T69">ing</text:span></text:span><text:span text:style-name="Source_20_Text"><text:span text:style-name="T80">&gt;);</text:span></text:span></text:p>
            <text:p text:style-name="P5"><text:span text:style-name="Source_20_Text"><text:span text:style-name="T80">strHTML</text:span></text:span><text:span text:style-name="Source_20_Text"><text:span text:style-name="T82">Un</text:span></text:span><text:span text:style-name="Source_20_Text"><text:span text:style-name="T80">Escape(&lt;</text:span></text:span><text:span text:style-name="Source_20_Text"><text:span text:style-name="T68">str</text:span></text:span><text:span text:style-name="Source_20_Text"><text:span text:style-name="T69">ing</text:span></text:span><text:span text:style-name="Source_20_Text"><text:span text:style-name="T80">&gt;);</text:span></text:span></text:p>
            <text:p text:style-name="P5"><text:span text:style-name="Source_20_Text"><text:span text:style-name="T80"/></text:span></text:p>
          </table:table-cell>
          <table:table-cell table:style-name="Table5.B2" table:number-rows-spanned="3" office:value-type="string">
            <text:p text:style-name="P7"><text:span text:style-name="Source_20_Text"><text:span text:style-name="T14">qsa(&lt;selector&gt;[, context]).forEach(&lt;</text:span></text:span><text:span text:style-name="Source_20_Text"><text:span text:style-name="T83">c</text:span></text:span><text:span text:style-name="Source_20_Text"><text:span text:style-name="T84">allback</text:span></text:span><text:span text:style-name="Source_20_Text"><text:span text:style-name="T14">&gt;);</text:span></text:span></text:p>
            <text:p text:style-name="P7"><text:span text:style-name="Source_20_Text"><text:span text:style-name="T14">qs(&lt;selector&gt;[, context]);</text:span></text:span></text:p>
            <text:p text:style-name="P7"><text:span text:style-name="Source_20_Text"><text:span text:style-name="T14">domReady(&lt;</text:span></text:span><text:span text:style-name="Source_20_Text"><text:span text:style-name="T83">callback</text:span></text:span><text:span text:style-name="Source_20_Text"><text:span text:style-name="T14">&gt;);</text:span></text:span></text:p>
            <text:p text:style-name="P7"><text:span text:style-name="Source_20_Text"><text:span text:style-name="T85">domClear();</text:span></text:span></text:p>
            <text:p text:style-name="P7"><text:span text:style-name="Source_20_Text"><text:span text:style-name="T14">domCreate(&lt;type&gt;[, properties[, innerHTML]]);</text:span></text:span></text:p>
            <text:p text:style-name="P7"><text:span text:style-name="Source_20_Text"><text:span text:style-name="T14">domCreate(&lt;</text:span></text:span><text:bookmark text:name="result_box Copy 1"/><text:span text:style-name="Source_20_Text"><text:span text:style-name="T14">element descriptive object&gt;);</text:span></text:span></text:p>
            <text:p text:style-name="P7"><text:span text:style-name="Source_20_Text"><text:span text:style-name="T14">domToElement(&lt;</text:span></text:span><text:bookmark text:name="result_box1 Copy 1"/><text:span text:style-name="Source_20_Text"><text:span text:style-name="T14">htmlString&gt;);</text:span></text:span></text:p>
            <text:p text:style-name="P7"><text:span text:style-name="Source_20_Text"><text:span text:style-name="T14">domGetCSS(&lt;element&gt;</text:span></text:span><text:span text:style-name="Source_20_Text"><text:span text:style-name="T86">[</text:span></text:span><text:span text:style-name="Source_20_Text"><text:span text:style-name="T14">, property</text:span></text:span><text:span text:style-name="Source_20_Text"><text:span text:style-name="T87">]</text:span></text:span><text:span text:style-name="Source_20_Text"><text:span text:style-name="T14">);</text:span></text:span></text:p>
            <text:p text:style-name="P7"><text:span text:style-name="Source_20_Text"><text:span text:style-name="T14">domSetCSS(&lt;element&gt;,&lt;property&gt;,&lt;value&gt;);</text:span></text:span></text:p>
            <text:p text:style-name="P7"><text:span text:style-name="Source_20_Text"><text:span text:style-name="T14">domSetCSS(&lt;element&gt;,&lt;properties&gt;);</text:span></text:span></text:p>
            <text:p text:style-name="P7"><text:span text:style-name="Source_20_Text"><text:span text:style-name="T14">domFadeIn(&lt;element&gt;[,duration[, display]]);</text:span></text:span></text:p>
            <text:p text:style-name="P7"><text:span text:style-name="Source_20_Text"><text:span text:style-name="T14">domFadeOut(&lt;element&gt;[,duration]); </text:span></text:span></text:p>
            <text:p text:style-name="P7"><text:span text:style-name="Source_20_Text"><text:span text:style-name="T14">domFadeToggle(&lt;elem</text:span></text:span><text:span text:style-name="Source_20_Text"><text:span text:style-name="T88">ent</text:span></text:span><text:span text:style-name="Source_20_Text"><text:span text:style-name="T14">&gt;[, duration[, display]]);</text:span></text:span></text:p>
            <text:p text:style-name="P7"><text:span text:style-name="Source_20_Text"><text:span text:style-name="T14">domShow(&lt;element&gt;[, display]);</text:span></text:span></text:p>
            <text:p text:style-name="P7"><text:span text:style-name="Source_20_Text"><text:span text:style-name="T14">domHide(&lt;</text:span></text:span><text:span text:style-name="Source_20_Text"><text:span text:style-name="T43">el</text:span></text:span><text:span text:style-name="Source_20_Text"><text:span text:style-name="T89">ement</text:span></text:span><text:span text:style-name="Source_20_Text"><text:span text:style-name="T14">&gt;);</text:span></text:span></text:p>
            <text:p text:style-name="P7"><text:span text:style-name="Source_20_Text"><text:span text:style-name="T14">domToggle(&lt;element&gt;[, display]);</text:span></text:span></text:p>
            <text:p text:style-name="P7"><text:span text:style-name="Source_20_Text"><text:span text:style-name="T14">domIsHidden(&lt;element&gt;);</text:span></text:span></text:p>
            <text:p text:style-name="P7"><text:span text:style-name="Source_20_Text"><text:span text:style-name="T90">domScrollToTop();</text:span></text:span></text:p>
            <text:p text:style-name="P7"><text:span text:style-name="Source_20_Text"><text:span text:style-name="T91">domScrollToBottom();</text:span></text:span></text:p>
            <text:p text:style-name="P7"><text:span text:style-name="Source_20_Text"><text:span text:style-name="T14">domScrollToElement(&lt;element&gt;[, top = true]);<text:line-break/>domSiblings(&lt;element&gt;);</text:span></text:span></text:p>
            <text:p text:style-name="P7"><text:span text:style-name="Source_20_Text"><text:span text:style-name="T14">domSiblingsPrev(&lt;element&gt;);</text:span></text:span></text:p>
            <text:p text:style-name="P7"><text:span text:style-name="Source_20_Text"><text:span text:style-name="T14">domSiblings</text:span></text:span><text:span text:style-name="Source_20_Text"><text:span text:style-name="T92">Left</text:span></text:span><text:span text:style-name="Source_20_Text"><text:span text:style-name="T14">(&lt;element&gt;);</text:span></text:span></text:p>
            <text:p text:style-name="P7"><text:span text:style-name="Source_20_Text"><text:span text:style-name="T14">domSiblingsNext(&lt;element&gt;);</text:span></text:span></text:p>
            <text:p text:style-name="P7"><text:span text:style-name="Source_20_Text"><text:span text:style-name="T14">domSiblings</text:span></text:span><text:span text:style-name="Source_20_Text"><text:span text:style-name="T92">Right</text:span></text:span><text:span text:style-name="Source_20_Text"><text:span text:style-name="T14">(&lt;element&gt;);</text:span></text:span></text:p>
            <text:p text:style-name="P7"><text:span text:style-name="Source_20_Text"><text:span text:style-name="T93">domGetC</text:span></text:span><text:span text:style-name="Source_20_Text"><text:span text:style-name="T94">SS</text:span></text:span><text:span text:style-name="Source_20_Text"><text:span text:style-name="T93">Var(&lt;name&gt;);</text:span></text:span></text:p>
            <text:p text:style-name="P7"><text:span text:style-name="Source_20_Text"><text:span text:style-name="T14">domSetC</text:span></text:span><text:span text:style-name="Source_20_Text"><text:span text:style-name="T94">SS</text:span></text:span><text:span text:style-name="Source_20_Text"><text:span text:style-name="T14">Var(</text:span></text:span><text:span text:style-name="Source_20_Text"><text:span text:style-name="T93">&lt;</text:span></text:span><text:span text:style-name="Source_20_Text"><text:span text:style-name="T14">n</text:span></text:span><text:span text:style-name="Source_20_Text"><text:span text:style-name="T93">ame&gt;</text:span></text:span><text:span text:style-name="Source_20_Text"><text:span text:style-name="T14">,</text:span></text:span><text:span text:style-name="Source_20_Text"><text:span text:style-name="T93">&lt;</text:span></text:span><text:span text:style-name="Source_20_Text"><text:span text:style-name="T14">v</text:span></text:span><text:span text:style-name="Source_20_Text"><text:span text:style-name="T93">alue&gt;</text:span></text:span><text:span text:style-name="Source_20_Text"><text:span text:style-name="T14">);</text:span></text:span></text:p>
            <text:p text:style-name="P7"><text:span text:style-name="Source_20_Text"><text:span text:style-name="T14">importScript(&lt;script1&gt;[, scriptN]);</text:span></text:span></text:p>
            <text:p text:style-name="P7"><text:span text:style-name="Source_20_Text"><text:span text:style-name="T14">importStyle(&lt;style1&gt;[, styleN]);</text:span></text:span></text:p>
            <text:p text:style-name="P8"><text:span text:style-name="Source_20_Text"><text:span text:style-name="T14">setFullscreenOn(&lt;selector&gt;</text:span></text:span><text:span text:style-name="Source_20_Text"><text:span text:style-name="T95">);</text:span></text:span></text:p>
            <text:p text:style-name="P8"><text:span text:style-name="Source_20_Text"><text:span text:style-name="T14">setFullscreenOn(&lt;element&gt;);</text:span></text:span></text:p>
            <text:p text:style-name="P7"><text:span text:style-name="Source_20_Text"><text:span text:style-name="T14">setFullscreenOff();</text:span></text:span></text:p>
            <text:p text:style-name="P12"><text:span text:style-name="Source_20_Text"><text:span text:style-name="T14">getFullscreen();<text:line-break/>form2array(&lt;form&gt;);</text:span></text:span></text:p>
            <text:p text:style-name="P12"><text:span text:style-name="Source_20_Text"><text:span text:style-name="T14">form2string(&lt;form&gt;);</text:span></text:span></text:p>
            <text:p text:style-name="P7"><text:span text:style-name="Source_20_Text"><text:span text:style-name="T14">getDoNotTrack();</text:span></text:span></text:p>
            <text:p text:style-name="P7"><text:span text:style-name="Source_20_Text"><text:span text:style-name="T14">getLocation(&lt;success&gt;[, error]);</text:span></text:span></text:p>
            <text:p text:style-name="P7"><text:span text:style-name="Source_20_Text"><text:span text:style-name="T14">createFile(&lt;filename&gt;,&lt;content&gt;[, dType]);</text:span></text:span></text:p>
          </table:table-cell>
        </table:table-row>
        <table:table-row table:style-name="Table5.3">
          <table:table-cell table:style-name="Table5.A3" office:value-type="string">
            <text:p text:style-name="P13"><text:span text:style-name="Source_20_Text"><text:span text:style-name="T96">Assertion</text:span></text:span><text:span text:style-name="Source_20_Text"><text:span text:style-name="T97"> API</text:span></text:span></text:p>
          </table:table-cell>
          <table:covered-table-cell table:style-name="Table5.B2"/>
        </table:table-row>
        <table:table-row table:style-name="Table5.4">
          <table:table-cell table:style-name="Table5.A4" office:value-type="string">
            <text:p text:style-name="P5"><text:span text:style-name="Source_20_Text"><text:span text:style-name="T74"/></text:span></text:p>
            <text:p text:style-name="P5"><text:span text:style-name="Source_20_Text"><text:span text:style-name="T74">a</text:span></text:span><text:span text:style-name="Source_20_Text"><text:span text:style-name="T14">ssert</text:span></text:span><text:span text:style-name="Source_20_Text"><text:span text:style-name="T74">(&lt;value&gt;[, message = "value"]);</text:span></text:span></text:p>
            <text:p text:style-name="P5"><text:span text:style-name="Source_20_Text"><text:span text:style-name="T14">assertTrue</text:span></text:span><text:span text:style-name="Source_20_Text"><text:span text:style-name="T74">(&lt;value&gt;[, message = "value"]);</text:span></text:span></text:p>
            <text:p text:style-name="P5"><text:span text:style-name="Source_20_Text"><text:span text:style-name="T74"/></text:span></text:p>
            <text:p text:style-name="P5"><text:span text:style-name="Source_20_Text"><text:span text:style-name="T14">assertFalse</text:span></text:span><text:span text:style-name="Source_20_Text"><text:span text:style-name="T74">(&lt;value&gt;[, message = "value"]);</text:span></text:span></text:p>
            <text:p text:style-name="P5"><text:span text:style-name="Source_20_Text"><text:span text:style-name="T14"/></text:span></text:p>
            <text:p text:style-name="P5"><text:span text:style-name="Source_20_Text"><text:span text:style-name="T14">assertEqual</text:span></text:span><text:span text:style-name="Source_20_Text"><text:span text:style-name="T74">(&lt;value1&gt;,&lt;value2&gt;[, message = "value</text:span></text:span><text:span text:style-name="Source_20_Text"><text:span text:style-name="T98">s</text:span></text:span><text:span text:style-name="Source_20_Text"><text:span text:style-name="T74">"]);</text:span></text:span></text:p>
            <text:p text:style-name="P5"><text:span text:style-name="Source_20_Text"><text:span text:style-name="T14">assertNotEqual</text:span></text:span><text:span text:style-name="Source_20_Text"><text:span text:style-name="T74">&lt;value1&gt;,&lt;value2&gt;[, message = "value</text:span></text:span><text:span text:style-name="Source_20_Text"><text:span text:style-name="T98">s</text:span></text:span><text:span text:style-name="Source_20_Text"><text:span text:style-name="T74">"]);</text:span></text:span></text:p>
            <text:p text:style-name="P5"><text:span text:style-name="Source_20_Text"><text:span text:style-name="T14"/></text:span></text:p>
            <text:p text:style-name="P5"><text:span text:style-name="Source_20_Text"><text:span text:style-name="T14">assertStrictEqual</text:span></text:span><text:span text:style-name="Source_20_Text"><text:span text:style-name="T74">&lt;value1&gt;,&lt;value2&gt;[, message = "value"]);</text:span></text:span></text:p>
            <text:p text:style-name="P5"><text:span text:style-name="Source_20_Text"><text:span text:style-name="T14">assertNotStrictEqual</text:span></text:span><text:span text:style-name="Source_20_Text"><text:span text:style-name="T74">&lt;value1&gt;,&lt;value2&gt;[, message = "value</text:span></text:span><text:span text:style-name="Source_20_Text"><text:span text:style-name="T98">s</text:span></text:span><text:span text:style-name="Source_20_Text"><text:span text:style-name="T74">"]);</text:span></text:span></text:p>
            <text:p text:style-name="P5"><text:span text:style-name="Source_20_Text"><text:span text:style-name="T74"/></text:span></text:p>
          </table:table-cell>
          <table:covered-table-cell table:style-name="Table5.B2"/>
        </table:table-row>
      </table:table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15"><text:span text:style-name="Source_20_Text"><text:span text:style-name="T99">Collections </text:span></text:span><text:span text:style-name="Source_20_Text"><text:span text:style-name="T100">API</text:span></text:span></text:p>
          </table:table-cell>
          <table:covered-table-cell/>
          <table:table-cell table:style-name="Table4.C1" office:value-type="string">
            <text:p text:style-name="P16">Polyfills</text:p>
          </table:table-cell>
        </table:table-row>
        <table:table-row>
          <table:table-cell table:style-name="Table4.A2" table:number-rows-spanned="3" office:value-type="string">
            <text:p text:style-name="P17"><text:span text:style-name="Source_20_Text"><text:span text:style-name="T101">arrayCreate([length = 0]);</text:span></text:span></text:p>
            <text:p text:style-name="P17"><text:span text:style-name="Source_20_Text"><text:span text:style-name="T101">arrayDeepClone(&lt;array&gt;);</text:span></text:span></text:p>
            <text:p text:style-name="P17"><text:span text:style-name="Source_20_Text"><text:span text:style-name="T101">arrayMerge(&lt;targe</text:span></text:span><text:span text:style-name="Source_20_Text"><text:span text:style-name="T102">t</text:span></text:span><text:span text:style-name="Source_20_Text"><text:span text:style-name="T101">&gt;,&lt;s</text:span></text:span><text:span text:style-name="Source_20_Text"><text:span text:style-name="T103">ou</text:span></text:span><text:span text:style-name="Source_20_Text"><text:span text:style-name="T102">r</text:span></text:span><text:span text:style-name="Source_20_Text"><text:span text:style-name="T101">c</text:span></text:span><text:span text:style-name="Source_20_Text"><text:span text:style-name="T103">e</text:span></text:span><text:span text:style-name="Source_20_Text"><text:span text:style-name="T101">1&gt;[, </text:span></text:span><text:span text:style-name="Source_20_Text"><text:span text:style-name="T102">s</text:span></text:span><text:span text:style-name="Source_20_Text"><text:span text:style-name="T103">ou</text:span></text:span><text:span text:style-name="Source_20_Text"><text:span text:style-name="T102">r</text:span></text:span><text:span text:style-name="Source_20_Text"><text:span text:style-name="T103">ce</text:span></text:span><text:span text:style-name="Source_20_Text"><text:span text:style-name="T101">N]);</text:span></text:span></text:p>
            <text:p text:style-name="P18"><text:span text:style-name="Source_20_Text"><text:span text:style-name="T104">arrayAdd</text:span></text:span><text:span text:style-name="Source_20_Text"><text:span text:style-name="T101">(&lt;array&gt;,&lt;value&gt;);</text:span></text:span></text:p>
            <text:p text:style-name="P18"><text:span text:style-name="Source_20_Text"><text:span text:style-name="T101">arrayClear(&lt;array&gt;); </text:span></text:span></text:p>
            <text:p text:style-name="P18"><text:span text:style-name="Source_20_Text"><text:span text:style-name="T105">arrayRemove(&lt;array&gt;,&lt;value&gt;[, all </text:span></text:span><text:span text:style-name="Source_20_Text"><text:span text:style-name="T106">= false</text:span></text:span><text:span text:style-name="Source_20_Text"><text:span text:style-name="T105">]);</text:span></text:span></text:p>
            <text:p text:style-name="P19"><text:span text:style-name="Source_20_Text"><text:span text:style-name="T105">arrayRemove</text:span></text:span><text:span text:style-name="Source_20_Text"><text:span text:style-name="T107">By</text:span></text:span><text:span text:style-name="Source_20_Text"><text:span text:style-name="T105">(&lt;array&gt;,&lt;</text:span></text:span><text:span text:style-name="Source_20_Text"><text:span text:style-name="T107">callback</text:span></text:span><text:span text:style-name="Source_20_Text"><text:span text:style-name="T105">&gt;[, all</text:span></text:span><text:span text:style-name="Source_20_Text"><text:span text:style-name="T106">=false</text:span></text:span><text:span text:style-name="Source_20_Text"><text:span text:style-name="T105">]);</text:span></text:span></text:p>
            <text:p text:style-name="P20"><text:span text:style-name="Source_20_Text"><text:span text:style-name="T108"/></text:span></text:p>
            <text:p text:style-name="P20"><text:span text:style-name="Source_20_Text"><text:span text:style-name="T108">arrayRange([start=0[,end = </text:span></text:span><text:span text:style-name="Source_20_Text"><text:span text:style-name="T109">99</text:span></text:span><text:span text:style-name="Source_20_Text"><text:span text:style-name="T108">[,step = 1]]]);</text:span></text:span></text:p>
            <text:p text:style-name="P21"><text:span text:style-name="Source_20_Text"><text:span text:style-name="T110">iterRange([start=0[, step=1[, end=Infinity]]]);</text:span></text:span></text:p>
            <text:p text:style-name="P22"><text:span text:style-name="Source_20_Text"><text:span text:style-name="T8">arrayCycle(&lt;</text:span></text:span><text:span text:style-name="Source_20_Text"><text:span text:style-name="T111">iterator</text:span></text:span><text:span text:style-name="Source_20_Text"><text:span text:style-name="T8">&gt;[, n </text:span></text:span><text:span text:style-name="Source_20_Text"><text:span text:style-name="T112">= 100</text:span></text:span><text:span text:style-name="Source_20_Text"><text:span text:style-name="T8">]);</text:span></text:span></text:p>
            <text:p text:style-name="P21"><text:span text:style-name="Source_20_Text"><text:span text:style-name="T110">iterCycle(&lt;iter&gt;[, n </text:span></text:span><text:span text:style-name="Source_20_Text"><text:span text:style-name="T113">= Infinity</text:span></text:span><text:span text:style-name="Source_20_Text"><text:span text:style-name="T110">]);</text:span></text:span></text:p>
            <text:p text:style-name="P23"><text:span text:style-name="Source_20_Text"><text:span text:style-name="T8">arrayRepeat(&lt;value&gt;[, n </text:span></text:span><text:span text:style-name="Source_20_Text"><text:span text:style-name="T114">= 100</text:span></text:span><text:span text:style-name="Source_20_Text"><text:span text:style-name="T8">]);</text:span></text:span></text:p>
            <text:p text:style-name="P21"><text:span text:style-name="Source_20_Text"><text:span text:style-name="T8">iterRepeat(&lt;value&gt;[, n </text:span></text:span><text:span text:style-name="Source_20_Text"><text:span text:style-name="T113">= Infinity</text:span></text:span><text:span text:style-name="Source_20_Text"><text:span text:style-name="T8">]);</text:span></text:span></text:p>
            <text:p text:style-name="P21"><text:span text:style-name="Source_20_Text"><text:span text:style-name="T8"/></text:span></text:p>
            <text:p text:style-name="P24"><text:span text:style-name="Source_20_Text"><text:span text:style-name="T115">unique(&lt;iterator&gt;[,resolver]);</text:span></text:span></text:p>
            <text:p text:style-name="P24"><text:span text:style-name="Source_20_Text"><text:span text:style-name="T110">slice(&lt;</text:span></text:span><text:span text:style-name="Source_20_Text"><text:span text:style-name="T111">iterator</text:span></text:span><text:span text:style-name="Source_20_Text"><text:span text:style-name="T110">&gt;[, begin=0[, end = Infinity]]);</text:span></text:span></text:p>
            <text:p text:style-name="P22"><text:span text:style-name="Source_20_Text"><text:span text:style-name="T110">withOut(&lt;</text:span></text:span><text:span text:style-name="Source_20_Text"><text:span text:style-name="T111">iterator</text:span></text:span><text:span text:style-name="Source_20_Text"><text:span text:style-name="T110">&gt;,&lt;filter</text:span></text:span><text:span text:style-name="Source_20_Text"><text:span text:style-name="T111">Iterator </text:span></text:span><text:span text:style-name="Source_20_Text"><text:span text:style-name="T110">&gt;);</text:span></text:span></text:p>
            <text:p text:style-name="P25"><text:span text:style-name="Source_20_Text"><text:span text:style-name="T8">reduce(&lt;</text:span></text:span><text:span text:style-name="Source_20_Text"><text:span text:style-name="T111">iterator</text:span></text:span><text:span text:style-name="Source_20_Text"><text:span text:style-name="T8">&gt;,&lt;callback&gt;[, initialvalue]);</text:span></text:span></text:p>
            <text:p text:style-name="P25"><text:span text:style-name="Source_20_Text"><text:span text:style-name="T116">count</text:span></text:span><text:span text:style-name="Source_20_Text"><text:span text:style-name="T8">(&lt;</text:span></text:span><text:span text:style-name="Source_20_Text"><text:span text:style-name="T111">iterator</text:span></text:span><text:span text:style-name="Source_20_Text"><text:span text:style-name="T8">&gt;,&lt;callback&gt;);</text:span></text:span></text:p>
            <text:p text:style-name="P26"><text:span text:style-name="Source_20_Text"><text:span text:style-name="T117"/></text:span></text:p>
            <text:p text:style-name="P25"><text:span text:style-name="Source_20_Text"><text:span text:style-name="T8">take(&lt;</text:span></text:span><text:span text:style-name="Source_20_Text"><text:span text:style-name="T111">iterator</text:span></text:span><text:span text:style-name="Source_20_Text"><text:span text:style-name="T8">&gt;[, n </text:span></text:span><text:span text:style-name="Source_20_Text"><text:span text:style-name="T118">= 1</text:span></text:span><text:span text:style-name="Source_20_Text"><text:span text:style-name="T8">]);</text:span></text:span></text:p>
            <text:p text:style-name="P25"><text:span text:style-name="Source_20_Text"><text:span text:style-name="T8">takeWhile(&lt;</text:span></text:span><text:span text:style-name="Source_20_Text"><text:span text:style-name="T111">iterator</text:span></text:span><text:span text:style-name="Source_20_Text"><text:span text:style-name="T8">&gt;,&lt;callback&gt;);</text:span></text:span></text:p>
            <text:p text:style-name="P25"><text:span text:style-name="Source_20_Text"><text:span text:style-name="T8">takeRight(&lt;</text:span></text:span><text:span text:style-name="Source_20_Text"><text:span text:style-name="T111">iterator</text:span></text:span><text:span text:style-name="Source_20_Text"><text:span text:style-name="T8">&gt;[, n </text:span></text:span><text:span text:style-name="Source_20_Text"><text:span text:style-name="T118">= 1</text:span></text:span><text:span text:style-name="Source_20_Text"><text:span text:style-name="T8">]);</text:span></text:span></text:p>
            <text:p text:style-name="P25"><text:span text:style-name="Source_20_Text"><text:span text:style-name="T8">takeRightWhile(&lt;</text:span></text:span><text:span text:style-name="Source_20_Text"><text:span text:style-name="T111">iterator</text:span></text:span><text:span text:style-name="Source_20_Text"><text:span text:style-name="T8">&gt;,&lt;callback&gt;);</text:span></text:span></text:p>
            <text:p text:style-name="P25"><text:span text:style-name="Source_20_Text"><text:span text:style-name="T8">drop(&lt;</text:span></text:span><text:span text:style-name="Source_20_Text"><text:span text:style-name="T111">iterator</text:span></text:span><text:span text:style-name="Source_20_Text"><text:span text:style-name="T8">&gt;[, n </text:span></text:span><text:span text:style-name="Source_20_Text"><text:span text:style-name="T118">= 1</text:span></text:span><text:span text:style-name="Source_20_Text"><text:span text:style-name="T8">]);</text:span></text:span><text:span text:style-name="Source_20_Text"><text:span text:style-name="T119"> </text:span></text:span></text:p>
            <text:p text:style-name="P25"><text:span text:style-name="Source_20_Text"><text:span text:style-name="T8">dropWhile(&lt;</text:span></text:span><text:span text:style-name="Source_20_Text"><text:span text:style-name="T111">iterator</text:span></text:span><text:span text:style-name="Source_20_Text"><text:span text:style-name="T8">&gt;,&lt;callback&gt;);</text:span></text:span></text:p>
            <text:p text:style-name="P25"><text:span text:style-name="Source_20_Text"><text:span text:style-name="T8">dropRight(&lt;</text:span></text:span><text:span text:style-name="Source_20_Text"><text:span text:style-name="T111">iterator</text:span></text:span><text:span text:style-name="Source_20_Text"><text:span text:style-name="T8">&gt;[, n </text:span></text:span><text:span text:style-name="Source_20_Text"><text:span text:style-name="T118">= 1</text:span></text:span><text:span text:style-name="Source_20_Text"><text:span text:style-name="T8">]);</text:span></text:span></text:p>
            <text:p text:style-name="P25"><text:span text:style-name="Source_20_Text"><text:span text:style-name="T8">dropRightWhile(&lt;</text:span></text:span><text:span text:style-name="Source_20_Text"><text:span text:style-name="T111">iterator</text:span></text:span><text:span text:style-name="Source_20_Text"><text:span text:style-name="T8">&gt;,&lt;callback&gt;);</text:span></text:span></text:p>
            <text:p text:style-name="P25"><text:span text:style-name="Source_20_Text"><text:span text:style-name="T8"/></text:span></text:p>
            <text:p text:style-name="P25"><text:span text:style-name="Source_20_Text"><text:span text:style-name="T8">isSuperset();</text:span></text:span></text:p>
            <text:p text:style-name="P25"><text:span text:style-name="Source_20_Text"><text:span text:style-name="T8">arrayDifference();</text:span></text:span></text:p>
            <text:p text:style-name="P25"><text:span text:style-name="Source_20_Text"><text:span text:style-name="T8">arrayIntersection();</text:span></text:span></text:p>
            <text:p text:style-name="P25"><text:span text:style-name="Source_20_Text"><text:span text:style-name="T8">arraySymmetricDifference();</text:span></text:span></text:p>
            <text:p text:style-name="P25"><text:span text:style-name="Source_20_Text"><text:span text:style-name="T8">arrayUnion();</text:span></text:span></text:p>
            <text:p text:style-name="P25"><text:span text:style-name="Source_20_Text"><text:span text:style-name="T8">setDifference();</text:span></text:span></text:p>
            <text:p text:style-name="P25"><text:span text:style-name="Source_20_Text"><text:span text:style-name="T8">setIntersection();</text:span></text:span></text:p>
            <text:p text:style-name="P25"><text:span text:style-name="Source_20_Text"><text:span text:style-name="T8">setSymmetricDifference();</text:span></text:span></text:p>
            <text:p text:style-name="P25"><text:span text:style-name="Source_20_Text"><text:span text:style-name="T8">setUnion();</text:span></text:span></text:p>
          </table:table-cell>
          <table:table-cell table:style-name="Table4.B2" table:number-rows-spanned="3" office:value-type="string">
            <text:p text:style-name="P22"><text:span text:style-name="Source_20_Text"><text:span text:style-name="T120">forEach</text:span></text:span><text:span text:style-name="Source_20_Text"><text:span text:style-name="T110">(&lt;</text:span></text:span><text:span text:style-name="Source_20_Text"><text:span text:style-name="T111">iterator</text:span></text:span><text:span text:style-name="Source_20_Text"><text:span text:style-name="T110">&gt;,&lt;callback&gt;);</text:span></text:span></text:p>
            <text:p text:style-name="P27"><text:span text:style-name="Source_20_Text"><text:span text:style-name="T121">map(&lt;</text:span></text:span><text:span text:style-name="Source_20_Text"><text:span text:style-name="T122">iterator</text:span></text:span><text:span text:style-name="Source_20_Text"><text:span text:style-name="T121">&gt;,&lt;callback&gt;);</text:span></text:span></text:p>
            <text:p text:style-name="P25"><text:span text:style-name="Source_20_Text"><text:span text:style-name="T110">enumerate(&lt;</text:span></text:span><text:span text:style-name="Source_20_Text"><text:span text:style-name="T111">iterator</text:span></text:span><text:span text:style-name="Source_20_Text"><text:span text:style-name="T110">&gt;[, offset = 0]);</text:span></text:span></text:p>
            <text:p text:style-name="P25"><text:span text:style-name="Source_20_Text"><text:span text:style-name="T123">entries</text:span></text:span><text:span text:style-name="Source_20_Text"><text:span text:style-name="T110">(&lt;</text:span></text:span><text:span text:style-name="Source_20_Text"><text:span text:style-name="T111">iterator</text:span></text:span><text:span text:style-name="Source_20_Text"><text:span text:style-name="T110">&gt;[, offset = 0]);</text:span></text:span></text:p>
            <text:p text:style-name="P25"><text:span text:style-name="Source_20_Text"><text:span text:style-name="T8">size(&lt;</text:span></text:span><text:span text:style-name="Source_20_Text"><text:span text:style-name="T111">iterator</text:span></text:span><text:span text:style-name="Source_20_Text"><text:span text:style-name="T8">&gt;);</text:span></text:span></text:p>
            <text:p text:style-name="P28"><text:span text:style-name="Source_20_Text"><text:span text:style-name="T124"/></text:span></text:p>
            <text:p text:style-name="P25"><text:span text:style-name="Source_20_Text"><text:span text:style-name="T8">every(&lt;</text:span></text:span><text:span text:style-name="Source_20_Text"><text:span text:style-name="T111">iterator</text:span></text:span><text:span text:style-name="Source_20_Text"><text:span text:style-name="T8">&gt;,&lt;</text:span></text:span><text:span text:style-name="Source_20_Text"><text:span text:style-name="T125">callback</text:span></text:span><text:span text:style-name="Source_20_Text"><text:span text:style-name="T8">&gt;);</text:span></text:span></text:p>
            <text:p text:style-name="P25"><text:span text:style-name="Source_20_Text"><text:span text:style-name="T8">some(&lt;</text:span></text:span><text:span text:style-name="Source_20_Text"><text:span text:style-name="T111">iterator</text:span></text:span><text:span text:style-name="Source_20_Text"><text:span text:style-name="T8">&gt;,&lt;</text:span></text:span><text:span text:style-name="Source_20_Text"><text:span text:style-name="T125">callback</text:span></text:span><text:span text:style-name="Source_20_Text"><text:span text:style-name="T8">&gt;);</text:span></text:span><text:span text:style-name="Source_20_Text"><text:span text:style-name="T126"> </text:span></text:span></text:p>
            <text:p text:style-name="P25"><text:span text:style-name="Source_20_Text"><text:span text:style-name="T110">none(&lt;</text:span></text:span><text:span text:style-name="Source_20_Text"><text:span text:style-name="T111">iterator</text:span></text:span><text:span text:style-name="Source_20_Text"><text:span text:style-name="T110">&gt;,&lt;</text:span></text:span><text:span text:style-name="Source_20_Text"><text:span text:style-name="T125">callback</text:span></text:span><text:span text:style-name="Source_20_Text"><text:span text:style-name="T110">&gt;);</text:span></text:span></text:p>
            <text:p text:style-name="P28"><text:span text:style-name="Source_20_Text"><text:span text:style-name="T124"/></text:span></text:p>
            <text:p text:style-name="P25"><text:span text:style-name="Source_20_Text"><text:span text:style-name="T8">includes(&lt;</text:span></text:span><text:span text:style-name="Source_20_Text"><text:span text:style-name="T111">iterator</text:span></text:span><text:span text:style-name="Source_20_Text"><text:span text:style-name="T8">&gt;,&lt;value&gt;);</text:span></text:span></text:p>
            <text:p text:style-name="P25"><text:span text:style-name="Source_20_Text"><text:span text:style-name="T127">contains</text:span></text:span><text:span text:style-name="Source_20_Text"><text:span text:style-name="T8">(&lt;</text:span></text:span><text:span text:style-name="Source_20_Text"><text:span text:style-name="T111">iterator</text:span></text:span><text:span text:style-name="Source_20_Text"><text:span text:style-name="T8">&gt;,&lt;value&gt;);</text:span></text:span></text:p>
            <text:p text:style-name="P25"><text:span text:style-name="Source_20_Text"><text:span text:style-name="T8">find(&lt;</text:span></text:span><text:span text:style-name="Source_20_Text"><text:span text:style-name="T111">iterator</text:span></text:span><text:span text:style-name="Source_20_Text"><text:span text:style-name="T8">&gt;,&lt;</text:span></text:span><text:span text:style-name="Source_20_Text"><text:span text:style-name="T125">callback</text:span></text:span><text:span text:style-name="Source_20_Text"><text:span text:style-name="T8">&gt;);</text:span></text:span></text:p>
            <text:p text:style-name="P25"><text:span text:style-name="Source_20_Text"><text:span text:style-name="T8">findLast(&lt;</text:span></text:span><text:span text:style-name="Source_20_Text"><text:span text:style-name="T111">iterator</text:span></text:span><text:span text:style-name="Source_20_Text"><text:span text:style-name="T8">&gt;,&lt;callback&gt;);</text:span></text:span></text:p>
            <text:p text:style-name="P25"><text:span text:style-name="Source_20_Text"><text:span text:style-name="T8">filter(&lt;</text:span></text:span><text:span text:style-name="Source_20_Text"><text:span text:style-name="T111">iterator</text:span></text:span><text:span text:style-name="Source_20_Text"><text:span text:style-name="T8">&gt;,&lt;</text:span></text:span><text:span text:style-name="Source_20_Text"><text:span text:style-name="T125">callback</text:span></text:span><text:span text:style-name="Source_20_Text"><text:span text:style-name="T8">&gt;);</text:span></text:span></text:p>
            <text:p text:style-name="P25"><text:span text:style-name="Source_20_Text"><text:span text:style-name="T128">reject(&lt;</text:span></text:span><text:span text:style-name="Source_20_Text"><text:span text:style-name="T111">iterator</text:span></text:span><text:span text:style-name="Source_20_Text"><text:span text:style-name="T128">&gt;,&lt;</text:span></text:span><text:span text:style-name="Source_20_Text"><text:span text:style-name="T125">callback</text:span></text:span><text:span text:style-name="Source_20_Text"><text:span text:style-name="T128">&gt;);</text:span></text:span></text:p>
            <text:p text:style-name="P22"><text:span text:style-name="Source_20_Text"><text:span text:style-name="T129">p</text:span></text:span><text:span text:style-name="Source_20_Text"><text:span text:style-name="T130">artition(&lt;</text:span></text:span><text:span text:style-name="Source_20_Text"><text:span text:style-name="T131">iterator</text:span></text:span><text:span text:style-name="Source_20_Text"><text:span text:style-name="T130">&gt;,&lt;</text:span></text:span><text:span text:style-name="Source_20_Text"><text:span text:style-name="T132">c</text:span></text:span><text:span text:style-name="Source_20_Text"><text:span text:style-name="T133">all</text:span></text:span><text:span text:style-name="Source_20_Text"><text:span text:style-name="T132">b</text:span></text:span><text:span text:style-name="Source_20_Text"><text:span text:style-name="T133">ack</text:span></text:span><text:span text:style-name="Source_20_Text"><text:span text:style-name="T130">&gt;);</text:span></text:span></text:p>
            <text:p text:style-name="P29"><text:span text:style-name="Source_20_Text"><text:span text:style-name="T134"/></text:span></text:p>
            <text:p text:style-name="P22"><text:span text:style-name="Source_20_Text"><text:span text:style-name="T8">zip(&lt;</text:span></text:span><text:span text:style-name="Source_20_Text"><text:span text:style-name="T111">iterator1</text:span></text:span><text:span text:style-name="Source_20_Text"><text:span text:style-name="T8">&gt;[, </text:span></text:span><text:span text:style-name="Source_20_Text"><text:span text:style-name="T111">iteratorN</text:span></text:span><text:span text:style-name="Source_20_Text"><text:span text:style-name="T8">]);</text:span></text:span></text:p>
            <text:p text:style-name="P30"><text:span text:style-name="Source_20_Text"><text:span text:style-name="T135">unzip(&lt;</text:span></text:span><text:span text:style-name="Source_20_Text"><text:span text:style-name="T131">iterator</text:span></text:span><text:span text:style-name="Source_20_Text"><text:span text:style-name="T135">&gt;);</text:span></text:span></text:p>
            <text:p text:style-name="P30"><text:span text:style-name="Source_20_Text"><text:span text:style-name="T135">zipObj(&lt;</text:span></text:span><text:span text:style-name="Source_20_Text"><text:span text:style-name="T131">iterator1</text:span></text:span><text:span text:style-name="Source_20_Text"><text:span text:style-name="T135">&gt;,&lt;</text:span></text:span><text:span text:style-name="Source_20_Text"><text:span text:style-name="T131">iterator2</text:span></text:span><text:span text:style-name="Source_20_Text"><text:span text:style-name="T135">&gt;);</text:span></text:span></text:p>
            <text:p text:style-name="P25"><text:span text:style-name="Source_20_Text"><text:span text:style-name="T136">shuffle(&lt;</text:span></text:span><text:span text:style-name="Source_20_Text"><text:span text:style-name="T111">iterator</text:span></text:span><text:span text:style-name="Source_20_Text"><text:span text:style-name="T136">&gt;);</text:span></text:span></text:p>
            <text:p text:style-name="P31"><text:span text:style-name="Source_20_Text"><text:span text:style-name="T101">min(&lt;</text:span></text:span><text:span text:style-name="Source_20_Text"><text:span text:style-name="T137">value1&gt;[, valueN]</text:span></text:span><text:span text:style-name="Source_20_Text"><text:span text:style-name="T101">);</text:span></text:span></text:p>
            <text:p text:style-name="P32"><text:span text:style-name="Source_20_Text"><text:span text:style-name="T138">max(&lt;</text:span></text:span><text:span text:style-name="Source_20_Text"><text:span text:style-name="T137">value1&gt;[, valueN]</text:span></text:span><text:span text:style-name="Source_20_Text"><text:span text:style-name="T138">);</text:span></text:span></text:p>
            <text:p text:style-name="P25"><text:span text:style-name="Source_20_Text"><text:span text:style-name="T139">sort(&lt;</text:span></text:span><text:span text:style-name="Source_20_Text"><text:span text:style-name="T111">iterator</text:span></text:span><text:span text:style-name="Source_20_Text"><text:span text:style-name="T139">&gt;</text:span></text:span><text:span text:style-name="Source_20_Text"><text:span text:style-name="T140">[</text:span></text:span><text:span text:style-name="Source_20_Text"><text:span text:style-name="T139">, number</text:span></text:span><text:span text:style-name="Source_20_Text"><text:span text:style-name="T141">s = false</text:span></text:span><text:span text:style-name="Source_20_Text"><text:span text:style-name="T140">]</text:span></text:span><text:span text:style-name="Source_20_Text"><text:span text:style-name="T139">);</text:span></text:span></text:p>
            <text:p text:style-name="P25"><text:span text:style-name="Source_20_Text"><text:span text:style-name="T136">reverse(&lt;</text:span></text:span><text:span text:style-name="Source_20_Text"><text:span text:style-name="T111">iterator</text:span></text:span><text:span text:style-name="Source_20_Text"><text:span text:style-name="T142">&gt;</text:span></text:span><text:span text:style-name="Source_20_Text"><text:span text:style-name="T136">);</text:span></text:span></text:p>
            <text:p text:style-name="P33"><text:span text:style-name="Source_20_Text"><text:span text:style-name="T8"/></text:span></text:p>
            <text:p text:style-name="P22"><text:span text:style-name="Source_20_Text"><text:span text:style-name="T8">item(&lt;</text:span></text:span><text:span text:style-name="Source_20_Text"><text:span text:style-name="T111">iterator</text:span></text:span><text:span text:style-name="Source_20_Text"><text:span text:style-name="T8">&gt;,&lt;index&gt;);</text:span></text:span></text:p>
            <text:p text:style-name="P22"><text:span text:style-name="Source_20_Text"><text:span text:style-name="T143">nth(&lt;</text:span></text:span><text:span text:style-name="Source_20_Text"><text:span text:style-name="T111">iterator</text:span></text:span><text:span text:style-name="Source_20_Text"><text:span text:style-name="T143">&gt;,&lt;index&gt;);</text:span></text:span></text:p>
            <text:p text:style-name="P25"><text:span text:style-name="Source_20_Text"><text:span text:style-name="T8">first(&lt;</text:span></text:span><text:span text:style-name="Source_20_Text"><text:span text:style-name="T111">iterator</text:span></text:span><text:span text:style-name="Source_20_Text"><text:span text:style-name="T8">&gt;);</text:span></text:span></text:p>
            <text:p text:style-name="P25"><text:span text:style-name="Source_20_Text"><text:span text:style-name="T144">head(&lt;</text:span></text:span><text:span text:style-name="Source_20_Text"><text:span text:style-name="T131">iterator</text:span></text:span><text:span text:style-name="Source_20_Text"><text:span text:style-name="T144">&gt;);</text:span></text:span></text:p>
            <text:p text:style-name="P34"><text:span text:style-name="Source_20_Text"><text:span text:style-name="T101">last(&lt;</text:span></text:span><text:span text:style-name="Source_20_Text"><text:span text:style-name="T122">iterator</text:span></text:span><text:span text:style-name="Source_20_Text"><text:span text:style-name="T101">&gt;);</text:span></text:span></text:p>
            <text:p text:style-name="P35">initial(&lt;<text:span text:style-name="Source_20_Text"><text:span text:style-name="T145">iterator</text:span></text:span>&gt;);</text:p>
            <text:p text:style-name="P25"><text:span text:style-name="Source_20_Text"><text:span text:style-name="T8">tail(&lt;</text:span></text:span><text:span text:style-name="Source_20_Text"><text:span text:style-name="T111">iterator</text:span></text:span><text:span text:style-name="Source_20_Text"><text:span text:style-name="T8">&gt;);</text:span></text:span></text:p>
            <text:p text:style-name="P25"><text:span text:style-name="Source_20_Text"><text:span text:style-name="T8"/></text:span></text:p>
            <text:p text:style-name="P25"><text:span text:style-name="Source_20_Text"><text:span text:style-name="T146">flat(&lt;</text:span></text:span><text:span text:style-name="Source_20_Text"><text:span text:style-name="T111">iterator</text:span></text:span><text:span text:style-name="Source_20_Text"><text:span text:style-name="T146">&gt;);</text:span></text:span></text:p>
            <text:p text:style-name="P25"><text:span text:style-name="Source_20_Text"><text:span text:style-name="T8">concat(&lt;</text:span></text:span><text:span text:style-name="Source_20_Text"><text:span text:style-name="T111">iterator1</text:span></text:span><text:span text:style-name="Source_20_Text"><text:span text:style-name="T8">&gt;[, </text:span></text:span><text:span text:style-name="Source_20_Text"><text:span text:style-name="T111">iteratorN</text:span></text:span><text:span text:style-name="Source_20_Text"><text:span text:style-name="T8">]);</text:span></text:span></text:p>
            <text:p text:style-name="P25"><text:span text:style-name="Source_20_Text"><text:span text:style-name="T110">join(&lt;</text:span></text:span><text:span text:style-name="Source_20_Text"><text:span text:style-name="T111">iterator</text:span></text:span><text:span text:style-name="Source_20_Text"><text:span text:style-name="T110">&gt;[, separator </text:span></text:span><text:span text:style-name="Source_20_Text"><text:span text:style-name="T147">= ","</text:span></text:span><text:span text:style-name="Source_20_Text"><text:span text:style-name="T110">]);</text:span></text:span></text:p>
          </table:table-cell>
          <table:table-cell table:style-name="Table4.C2" office:value-type="string">
            <text:p text:style-name="P36"><text:span text:style-name="Source_20_Text"><text:span text:style-name="T101"/></text:span></text:p>
            <text:p text:style-name="P37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01">Array.fromAsync(); </text:span></text:span></text:a></text:p>
            <text:p text:style-name="P37"><text:span text:style-name="Source_20_Text"><text:span text:style-name="T101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148">Array.prototype.toReversed();</text:span></text:span></text:a></text:p>
            <text:p text:style-name="P36"><text:span text:style-name="Source_20_Text"><text:span text:style-name="T101"/></text:span></text:p>
            <text:p text:style-name="P36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01">Array.prototype.toSorted();</text:span></text:span></text:a></text:p>
            <text:p text:style-name="P36"><text:span text:style-name="Source_20_Text"><text:span text:style-name="T101"/></text:span></text:p>
            <text:p text:style-name="P36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01">Array.prototype.toSpliced();</text:span></text:span></text:a></text:p>
            <text:p text:style-name="P36"><text:span text:style-name="Source_20_Text"><text:span text:style-name="T101"/></text:span></text:p>
            <text:p text:style-name="P36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01">Array.prototype.with();</text:span></text:span></text:a></text:p>
            <text:p text:style-name="P38"><text:span text:style-name="Source_20_Text"><text:span text:style-name="T101"/></text:span></text:p>
            <text:p text:style-name="P38"><text:a xlink:type="simple" xlink:href="https://developer.mozilla.org/en-US/docs/Web/API/Crypto/randomUUID" text:style-name="Internet_20_link" text:visited-style-name="Visited_20_Internet_20_Link"><text:span text:style-name="Source_20_Text"><text:span text:style-name="T101">crypto.randomUUID();</text:span></text:span></text:a></text:p>
            <text:p text:style-name="P38"><text:span text:style-name="Source_20_Text"><text:span text:style-name="T101"/></text:span></text:p>
            <text:p text:style-name="P39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149">Error.isError();</text:span></text:span></text:a></text:p>
            <text:p text:style-name="P38"><text:span text:style-name="Source_20_Text"><text:span text:style-name="T101"/></text:span></text:p>
            <text:p text:style-name="P38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01">globalThis;</text:span></text:span></text:a></text:p>
            <text:p text:style-name="P38"><text:span text:style-name="Source_20_Text"><text:span text:style-name="T101"/></text:span></text:p>
            <text:p text:style-name="P38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01">Map.groupBy();</text:span></text:span></text:a></text:p>
            <text:p text:style-name="P40"><text:span text:style-name="Source_20_Text"><text:span text:style-name="T101"/></text:span></text:p>
            <text:p text:style-name="P40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01">Math.sumPrecise();</text:span></text:span></text:a></text:p>
            <text:p text:style-name="P40"><text:span text:style-name="Source_20_Text"><text:span text:style-name="T101"/></text:span></text:p>
            <text:p text:style-name="P38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150">Object.groupBy();</text:span></text:span></text:a></text:p>
            <text:p text:style-name="P38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01">Object</text:span></text:span><text:span text:style-name="Source_20_Text"><text:span text:style-name="T151">.</text:span></text:span><text:span text:style-name="Source_20_Text"><text:span text:style-name="T152">hasOwn();</text:span></text:span></text:a></text:p>
            <text:p text:style-name="P38"><text:span text:style-name="Source_20_Text"><text:span text:style-name="T101"/></text:span></text:p>
            <text:p text:style-name="P41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153">TypedArray.prototype.toReversed();</text:span></text:span></text:a><text:span text:style-name="T8"/></text:p>
            <text:p text:style-name="P41"><text:span text:style-name="Source_20_Text"><text:span text:style-name="T153"/></text:span></text:p>
            <text:p text:style-name="P41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153">TypedArray.prototype.toSorted();</text:span></text:span></text:a><text:span text:style-name="T8"/></text:p>
            <text:p text:style-name="P41"><text:span text:style-name="Source_20_Text"><text:span text:style-name="T153"/></text:span></text:p>
            <text:p text:style-name="P41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153">TypedArray.prototype.with();</text:span></text:span></text:a></text:p>
            <text:p text:style-name="P41"><text:span text:style-name="Source_20_Text"><text:span text:style-name="T8"/></text:span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42"><text:span text:style-name="T154">Non-standard p</text:span>olyfills</text:p>
          </table:table-cell>
        </table:table-row>
        <table:table-row>
          <table:covered-table-cell table:style-name="Table4.A2"/>
          <table:covered-table-cell table:style-name="Table4.B2"/>
          <table:table-cell table:style-name="Table4.C4" office:value-type="string">
            <text:p text:style-name="P43"><text:span text:style-name="Source_20_Text"><text:span text:style-name="T101"/></text:span></text:p>
            <text:p text:style-name="P43"><text:a xlink:type="simple" xlink:href="https://developer.mozilla.org/en-US/docs/Web/JavaScript/Reference/Global_Objects/BigInt#use_within_json" text:style-name="Internet_20_link" text:visited-style-name="Visited_20_Internet_20_Link"><text:span text:style-name="Source_20_Text"><text:span text:style-name="T101">BigInt.prototype.toJSON();</text:span></text:span></text:a></text:p>
            <text:p text:style-name="P44"><text:span text:style-name="Source_20_Text"><text:span text:style-name="T155"/></text:span></text:p>
            <text:p text:style-name="P44"><text:a xlink:type="simple" xlink:href="https://developer.mozilla.org/en-US/docs/Web/JavaScript/Reference/Global_Objects/AsyncGeneratorFunction" text:style-name="Internet_20_link" text:visited-style-name="Visited_20_Internet_20_Link"><text:span text:style-name="Source_20_Text"><text:span text:style-name="T156">window.</text:span></text:span><text:span text:style-name="Source_20_Text"><text:span text:style-name="T155">A</text:span></text:span><text:span text:style-name="Source_20_Text"><text:span text:style-name="T101">syncFunction</text:span></text:span><text:span text:style-name="Source_20_Text"><text:span text:style-name="T155">();</text:span></text:span></text:a></text:p>
            <text:p text:style-name="P44"><text:span text:style-name="Source_20_Text"><text:span text:style-name="T101"/></text:span></text:p>
            <text:p text:style-name="P44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156">window.</text:span></text:span><text:span text:style-name="Source_20_Text"><text:span text:style-name="T101">GeneratorFunction();</text:span></text:span></text:a></text:p>
            <text:p text:style-name="P44"><text:span text:style-name="Source_20_Text"><text:span text:style-name="T101"/></text:span></text:p>
          </table:table-cell>
        </table:table-row>
      </table:table>
      <text:p text:style-name="P45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46">Math <text:span text:style-name="T66">API</text:span></text:p>
          </table:table-cell>
          <table:covered-table-cell/>
          <table:table-cell table:style-name="Table2.C1" office:value-type="string">
            <text:p text:style-name="P47">Abstract <text:span text:style-name="T66">API</text:span></text:p>
          </table:table-cell>
        </table:table-row>
        <table:table-row table:style-name="Table2.2">
          <table:table-cell table:style-name="Table2.A2" table:number-rows-spanned="2" office:value-type="string">
            <text:p text:style-name="P48"/>
            <text:p text:style-name="P48">sum(&lt;value1&gt;[,valueN]);</text:p>
            <text:p text:style-name="P48">avg(&lt;value1&gt;[,valueN]);</text:p>
            <text:p text:style-name="P48">product(&lt;value1&gt;[,valueN]);</text:p>
            <text:p text:style-name="P48"/>
            <text:p text:style-name="P48">clamp(&lt;value&gt;,&lt;min&gt;,&lt;max&gt;);</text:p>
            <text:p text:style-name="P49"><text:span text:style-name="T157">minmax</text:span>(&lt;value&gt;,&lt;min&gt;,&lt;max&gt;);</text:p>
            <text:p text:style-name="P48"/>
            <text:p text:style-name="P50">isEven(&lt;value&gt;);</text:p>
            <text:p text:style-name="P50">isOdd(&lt;val<text:span text:style-name="T158">ue</text:span>&gt;);</text:p>
            <text:p text:style-name="P50"/>
            <text:p text:style-name="P51"><text:span text:style-name="Source_20_Text"><text:span text:style-name="T14">randomInt([max]);</text:span></text:span></text:p>
            <text:p text:style-name="P52"><text:span text:style-name="Source_20_Text"><text:span text:style-name="T14">randomInt(&lt;min&gt;,&lt;max&gt;);</text:span></text:span></text:p>
            <text:p text:style-name="P52"><text:span text:style-name="Source_20_Text"><text:span text:style-name="T14"/></text:span></text:p>
            <text:p text:style-name="P51"><text:span text:style-name="Source_20_Text"><text:span text:style-name="T14">randomFloat([max]);</text:span></text:span></text:p>
            <text:p text:style-name="P52"><text:span text:style-name="Source_20_Text"><text:span text:style-name="T14">randomFloat(&lt;min&gt;,&lt;max&gt;);</text:span></text:span></text:p>
            <text:p text:style-name="P51"><text:span text:style-name="Source_20_Text"><text:span text:style-name="T159"/></text:span></text:p>
            <text:p text:style-name="P51"><text:span text:style-name="Source_20_Text"><text:span text:style-name="T14">inRange(&lt;value&gt;,&lt;min&gt;,&lt;max&gt;);</text:span></text:span></text:p>
            <text:p text:style-name="P51"><text:span text:style-name="Source_20_Text"><text:span text:style-name="T160">signbit(&lt;value&gt;);</text:span></text:span></text:p>
          </table:table-cell>
          <table:table-cell table:style-name="Table2.B2" office:value-type="string">
            <text:p text:style-name="P53"><text:span text:style-name="T161">t</text:span><text:span text:style-name="T162">oInt8(&lt;value&gt;);</text:span></text:p>
            <text:p text:style-name="P54">toInt16(&lt;value&gt;);</text:p>
            <text:p text:style-name="P54">toInt32(&lt;value&gt;);</text:p>
            <text:p text:style-name="P55">toUInt8(&lt;value&gt;);</text:p>
            <text:p text:style-name="P55">toUInt<text:span text:style-name="T163">1</text:span>6(&lt;value&gt;);</text:p>
            <text:p text:style-name="P55">toUInt32(&lt;value&gt;;</text:p>
            <text:p text:style-name="P54">toBigInt64(&lt;value&gt;);</text:p>
            <text:p text:style-name="P54">toBigUInt64(&lt;value&gt;);</text:p>
            <text:p text:style-name="P56">toFloat<text:span text:style-name="T164">16</text:span>(&lt;value&gt;);</text:p>
            <text:p text:style-name="P57">toFloat32(&lt;value&gt;);</text:p>
          </table:table-cell>
          <table:table-cell table:style-name="Table2.C2" table:number-rows-spanned="4" office:value-type="string">
            <text:p text:style-name="P58"><text:span text:style-name="Source_20_Text"><text:span text:style-name="T80">createDataProperty(&lt;</text:span></text:span><text:span text:style-name="Source_20_Text"><text:span text:style-name="T165">o</text:span></text:span><text:span text:style-name="Source_20_Text"><text:span text:style-name="T166">bject</text:span></text:span><text:span text:style-name="Source_20_Text"><text:span text:style-name="T80">&gt;,&lt;</text:span></text:span><text:span text:style-name="Source_20_Text"><text:span text:style-name="T167">pr</text:span></text:span><text:span text:style-name="Source_20_Text"><text:span text:style-name="T168">operty</text:span></text:span><text:span text:style-name="Source_20_Text"><text:span text:style-name="T80">&gt;,&lt;</text:span></text:span><text:span text:style-name="Source_20_Text"><text:span text:style-name="T169">val</text:span></text:span><text:span text:style-name="Source_20_Text"><text:span text:style-name="T170">ue</text:span></text:span><text:span text:style-name="Source_20_Text"><text:span text:style-name="T80">&gt;);</text:span></text:span></text:p>
            <text:p text:style-name="P58"><text:span text:style-name="Source_20_Text"><text:span text:style-name="T171">c</text:span></text:span><text:span text:style-name="Source_20_Text"><text:span text:style-name="T80">reateDataPropertyOrThrow(&lt;</text:span></text:span><text:span text:style-name="Source_20_Text"><text:span text:style-name="T165">o</text:span></text:span><text:span text:style-name="Source_20_Text"><text:span text:style-name="T166">bject</text:span></text:span><text:span text:style-name="Source_20_Text"><text:span text:style-name="T80">&gt;,&lt;</text:span></text:span><text:span text:style-name="Source_20_Text"><text:span text:style-name="T172">property</text:span></text:span><text:span text:style-name="Source_20_Text"><text:span text:style-name="T80">&gt;,&lt;</text:span></text:span><text:span text:style-name="Source_20_Text"><text:span text:style-name="T173">val</text:span></text:span><text:span text:style-name="Source_20_Text"><text:span text:style-name="T174">ue</text:span></text:span><text:span text:style-name="Source_20_Text"><text:span text:style-name="T80">&gt;);</text:span></text:span></text:p>
            <text:p text:style-name="P58"><text:span text:style-name="Source_20_Text"><text:span text:style-name="T80">createMethodProperty(&lt;</text:span></text:span><text:span text:style-name="Source_20_Text"><text:span text:style-name="T165">o</text:span></text:span><text:span text:style-name="Source_20_Text"><text:span text:style-name="T166">bject</text:span></text:span><text:span text:style-name="Source_20_Text"><text:span text:style-name="T80">&gt;,&lt;</text:span></text:span><text:span text:style-name="Source_20_Text"><text:span text:style-name="T167">pr</text:span></text:span><text:span text:style-name="Source_20_Text"><text:span text:style-name="T168">operty</text:span></text:span><text:span text:style-name="Source_20_Text"><text:span text:style-name="T80">&gt;,&lt;</text:span></text:span><text:span text:style-name="Source_20_Text"><text:span text:style-name="T169">val</text:span></text:span><text:span text:style-name="Source_20_Text"><text:span text:style-name="T170">ue</text:span></text:span><text:span text:style-name="Source_20_Text"><text:span text:style-name="T80">&gt;);</text:span></text:span></text:p>
            <text:p text:style-name="P58"><text:span text:style-name="Source_20_Text"><text:span text:style-name="T80">createMethodPropertyOrThrow(&lt;</text:span></text:span><text:span text:style-name="Source_20_Text"><text:span text:style-name="T165">o</text:span></text:span><text:span text:style-name="Source_20_Text"><text:span text:style-name="T166">bject</text:span></text:span><text:span text:style-name="Source_20_Text"><text:span text:style-name="T80">&gt;,&lt;</text:span></text:span><text:span text:style-name="Source_20_Text"><text:span text:style-name="T172">prop</text:span></text:span><text:span text:style-name="Source_20_Text"><text:span text:style-name="T80">&gt;,&lt;</text:span></text:span><text:span text:style-name="Source_20_Text"><text:span text:style-name="T173">val</text:span></text:span><text:span text:style-name="Source_20_Text"><text:span text:style-name="T175">ue</text:span></text:span><text:span text:style-name="Source_20_Text"><text:span text:style-name="T80">&gt;);</text:span></text:span></text:p>
            <text:p text:style-name="P58"><text:span text:style-name="Source_20_Text"><text:span text:style-name="T80">createPolyfillMethod(&lt;</text:span></text:span><text:span text:style-name="Source_20_Text"><text:span text:style-name="T165">o</text:span></text:span><text:span text:style-name="Source_20_Text"><text:span text:style-name="T166">bject</text:span></text:span><text:span text:style-name="Source_20_Text"><text:span text:style-name="T80">&gt;,&lt;</text:span></text:span><text:span text:style-name="Source_20_Text"><text:span text:style-name="T167">pr</text:span></text:span><text:span text:style-name="Source_20_Text"><text:span text:style-name="T168">operty</text:span></text:span><text:span text:style-name="Source_20_Text"><text:span text:style-name="T80">&gt;,&lt;</text:span></text:span><text:span text:style-name="Source_20_Text"><text:span text:style-name="T169">val</text:span></text:span><text:span text:style-name="Source_20_Text"><text:span text:style-name="T170">ue</text:span></text:span><text:span text:style-name="Source_20_Text"><text:span text:style-name="T80">&gt;);</text:span></text:span></text:p>
            <text:p text:style-name="P58"><text:span text:style-name="Source_20_Text"><text:span text:style-name="T80">createPolyfillProperty(&lt;</text:span></text:span><text:span text:style-name="Source_20_Text"><text:span text:style-name="T165">o</text:span></text:span><text:span text:style-name="Source_20_Text"><text:span text:style-name="T166">bject</text:span></text:span><text:span text:style-name="Source_20_Text"><text:span text:style-name="T80">&gt;,&lt;</text:span></text:span><text:span text:style-name="Source_20_Text"><text:span text:style-name="T167">pr</text:span></text:span><text:span text:style-name="Source_20_Text"><text:span text:style-name="T168">operty</text:span></text:span><text:span text:style-name="Source_20_Text"><text:span text:style-name="T80">&gt;,&lt;</text:span></text:span><text:span text:style-name="Source_20_Text"><text:span text:style-name="T176">val</text:span></text:span><text:span text:style-name="Source_20_Text"><text:span text:style-name="T177">ue</text:span></text:span><text:span text:style-name="Source_20_Text"><text:span text:style-name="T80">&gt;);</text:span></text:span></text:p>
            <text:p text:style-name="P59"><text:span text:style-name="Source_20_Text"><text:span text:style-name="T80">deleteOwnProperty(&lt;object&gt;,&lt;</text:span></text:span><text:span text:style-name="Source_20_Text"><text:span text:style-name="T167">pr</text:span></text:span><text:span text:style-name="Source_20_Text"><text:span text:style-name="T168">operty</text:span></text:span><text:span text:style-name="Source_20_Text"><text:span text:style-name="T80">&gt;[, Throw = false]);</text:span></text:span></text:p>
            <text:p text:style-name="P60"><text:span text:style-name="Source_20_Text"><text:span text:style-name="T178">d</text:span></text:span><text:span text:style-name="Source_20_Text"><text:span text:style-name="T80">eletePropertyOrThrow</text:span></text:span><text:span text:style-name="Source_20_Text"><text:span text:style-name="T179">(&lt;</text:span></text:span><text:span text:style-name="Source_20_Text"><text:span text:style-name="T165">o</text:span></text:span><text:span text:style-name="Source_20_Text"><text:span text:style-name="T166">bject</text:span></text:span><text:span text:style-name="Source_20_Text"><text:span text:style-name="T179">&gt;,&lt;</text:span></text:span><text:span text:style-name="Source_20_Text"><text:span text:style-name="T167">pr</text:span></text:span><text:span text:style-name="Source_20_Text"><text:span text:style-name="T168">operty</text:span></text:span><text:span text:style-name="Source_20_Text"><text:span text:style-name="T179">&gt;);</text:span></text:span></text:p>
            <text:p text:style-name="P61"><text:span text:style-name="Source_20_Text"><text:span text:style-name="T80">getIn(&lt;</text:span></text:span><text:span text:style-name="Source_20_Text"><text:span text:style-name="T165">o</text:span></text:span><text:span text:style-name="Source_20_Text"><text:span text:style-name="T166">bject</text:span></text:span><text:span text:style-name="Source_20_Text"><text:span text:style-name="T80">&gt;,&lt;</text:span></text:span><text:span text:style-name="Source_20_Text"><text:span text:style-name="T167">pr</text:span></text:span><text:span text:style-name="Source_20_Text"><text:span text:style-name="T168">operty</text:span></text:span><text:span text:style-name="Source_20_Text"><text:span text:style-name="T80">&gt;);</text:span></text:span></text:p>
            <text:p text:style-name="P61"><text:span text:style-name="Source_20_Text"><text:span text:style-name="T80">getInV(&lt;</text:span></text:span><text:span text:style-name="Source_20_Text"><text:span text:style-name="T180">o</text:span></text:span><text:span text:style-name="Source_20_Text"><text:span text:style-name="T166">bject</text:span></text:span><text:span text:style-name="Source_20_Text"><text:span text:style-name="T80">&gt;,&lt;</text:span></text:span><text:span text:style-name="Source_20_Text"><text:span text:style-name="T167">pr</text:span></text:span><text:span text:style-name="Source_20_Text"><text:span text:style-name="T168">operty</text:span></text:span><text:span text:style-name="Source_20_Text"><text:span text:style-name="T80">&gt;);</text:span></text:span></text:p>
            <text:p text:style-name="P62"><text:span text:style-name="Source_20_Text"><text:span text:style-name="T80">hasIn(&lt;</text:span></text:span><text:span text:style-name="Source_20_Text"><text:span text:style-name="T165">o</text:span></text:span><text:span text:style-name="Source_20_Text"><text:span text:style-name="T166">bject</text:span></text:span><text:span text:style-name="Source_20_Text"><text:span text:style-name="T80">&gt;,&lt;</text:span></text:span><text:span text:style-name="Source_20_Text"><text:span text:style-name="T181">prop</text:span></text:span><text:span text:style-name="Source_20_Text"><text:span text:style-name="T80">&gt;);</text:span></text:span></text:p>
            <text:p text:style-name="P62"><text:span text:style-name="Source_20_Text"><text:span text:style-name="T182"/></text:span></text:p>
            <text:p text:style-name="P62"><text:span text:style-name="Source_20_Text"><text:span text:style-name="T182">isIndex(&lt;</text:span></text:span><text:span text:style-name="Source_20_Text"><text:span text:style-name="T183">val</text:span></text:span><text:span text:style-name="Source_20_Text"><text:span text:style-name="T184">ue</text:span></text:span><text:span text:style-name="Source_20_Text"><text:span text:style-name="T182">&gt;);</text:span></text:span></text:p>
            <text:p text:style-name="P62"><text:span text:style-name="Source_20_Text"><text:span text:style-name="T183">isLength</text:span></text:span><text:span text:style-name="Source_20_Text"><text:span text:style-name="T182">(&lt;</text:span></text:span><text:span text:style-name="Source_20_Text"><text:span text:style-name="T183">va</text:span></text:span><text:span text:style-name="Source_20_Text"><text:span text:style-name="T184">lue</text:span></text:span><text:span text:style-name="Source_20_Text"><text:span text:style-name="T182">&gt;);</text:span></text:span></text:p>
            <text:p text:style-name="P62"><text:span text:style-name="Source_20_Text"><text:span text:style-name="T185">isLessThan(&lt;value1&gt;,&lt;value2&gt;[, leftFirst = true]);</text:span></text:span></text:p>
            <text:p text:style-name="P62"><text:span text:style-name="Source_20_Text"><text:span text:style-name="T186">isPropertyKey(&lt;</text:span></text:span><text:span text:style-name="Source_20_Text"><text:span text:style-name="T187">val</text:span></text:span><text:span text:style-name="Source_20_Text"><text:span text:style-name="T188">ue</text:span></text:span><text:span text:style-name="Source_20_Text"><text:span text:style-name="T186">&gt;);</text:span></text:span></text:p>
            <text:p text:style-name="P62"><text:span text:style-name="Source_20_Text"><text:span text:style-name="T186">isSameType(&lt;value1&gt;,&lt;value2&gt;)</text:span></text:span><text:span text:style-name="Source_20_Text"><text:span text:style-name="T189">;</text:span></text:span></text:p>
            <text:p text:style-name="P62"><text:span text:style-name="Source_20_Text"><text:span text:style-name="T80">isSameValue(&lt;</text:span></text:span><text:span text:style-name="Source_20_Text"><text:span text:style-name="T190">v</text:span></text:span><text:span text:style-name="Source_20_Text"><text:span text:style-name="T170">alue</text:span></text:span><text:span text:style-name="Source_20_Text"><text:span text:style-name="T190">1</text:span></text:span><text:span text:style-name="Source_20_Text"><text:span text:style-name="T80">&gt;,&lt;</text:span></text:span><text:span text:style-name="Source_20_Text"><text:span text:style-name="T190">v</text:span></text:span><text:span text:style-name="Source_20_Text"><text:span text:style-name="T170">alue</text:span></text:span><text:span text:style-name="Source_20_Text"><text:span text:style-name="T190">2</text:span></text:span><text:span text:style-name="Source_20_Text"><text:span text:style-name="T80">&gt;);</text:span></text:span></text:p>
            <text:p text:style-name="P63"><text:span text:style-name="Source_20_Text"><text:span text:style-name="T169">isSameValueNonNumber(&lt;</text:span></text:span><text:span text:style-name="Source_20_Text"><text:span text:style-name="T168">val</text:span></text:span><text:span text:style-name="Source_20_Text"><text:span text:style-name="T191">ue</text:span></text:span><text:span text:style-name="Source_20_Text"><text:span text:style-name="T168">1</text:span></text:span><text:span text:style-name="Source_20_Text"><text:span text:style-name="T169">&gt;,&lt;</text:span></text:span><text:span text:style-name="Source_20_Text"><text:span text:style-name="T168">val</text:span></text:span><text:span text:style-name="Source_20_Text"><text:span text:style-name="T191">ue</text:span></text:span><text:span text:style-name="Source_20_Text"><text:span text:style-name="T168">2</text:span></text:span><text:span text:style-name="Source_20_Text"><text:span text:style-name="T169">&gt;);</text:span></text:span></text:p>
            <text:p text:style-name="P64"><text:span text:style-name="Source_20_Text"><text:span text:style-name="T80">isSameValueZero(&lt;</text:span></text:span><text:span text:style-name="Source_20_Text"><text:span text:style-name="T168">value1</text:span></text:span><text:span text:style-name="Source_20_Text"><text:span text:style-name="T80">&gt;,&lt;</text:span></text:span><text:span text:style-name="Source_20_Text"><text:span text:style-name="T168">value2</text:span></text:span><text:span text:style-name="Source_20_Text"><text:span text:style-name="T80">&gt;);</text:span></text:span></text:p>
            <text:p text:style-name="P65"><text:span text:style-name="Source_20_Text"><text:span text:style-name="T192"/></text:span></text:p>
            <text:p text:style-name="P65"><text:span text:style-name="Source_20_Text"><text:span text:style-name="T192">requireObjectCoercible(&lt;object&gt;);</text:span></text:span></text:p>
            <text:p text:style-name="P62"><text:span text:style-name="Source_20_Text"><text:span text:style-name="T193">setIn(&lt;</text:span></text:span><text:span text:style-name="Source_20_Text"><text:span text:style-name="T168">object</text:span></text:span><text:span text:style-name="Source_20_Text"><text:span text:style-name="T193">&gt;,&lt;</text:span></text:span><text:span text:style-name="Source_20_Text"><text:span text:style-name="T181">prop</text:span></text:span><text:span text:style-name="Source_20_Text"><text:span text:style-name="T194">erty</text:span></text:span><text:span text:style-name="Source_20_Text"><text:span text:style-name="T193">&gt;,&lt;</text:span></text:span><text:span text:style-name="Source_20_Text"><text:span text:style-name="T167">v</text:span></text:span><text:span text:style-name="Source_20_Text"><text:span text:style-name="T168">alue</text:span></text:span><text:span text:style-name="Source_20_Text"><text:span text:style-name="T193">&gt;</text:span></text:span><text:span text:style-name="Source_20_Text"><text:span text:style-name="T195">[, Throw = false]</text:span></text:span><text:span text:style-name="Source_20_Text"><text:span text:style-name="T193">);</text:span></text:span></text:p>
            <text:p text:style-name="P62"><text:span text:style-name="Source_20_Text"><text:span text:style-name="T193">toArray(</text:span></text:span><text:span text:style-name="Source_20_Text"><text:span text:style-name="T196">val</text:span></text:span><text:span text:style-name="Source_20_Text"><text:span text:style-name="T188">ue</text:span></text:span><text:span text:style-name="Source_20_Text"><text:span text:style-name="T193">);</text:span></text:span></text:p>
            <text:p text:style-name="P62"><text:span text:style-name="Source_20_Text"><text:span text:style-name="T197">to</text:span></text:span><text:span text:style-name="Source_20_Text"><text:span text:style-name="T198">Index(&lt;v</text:span></text:span><text:span text:style-name="Source_20_Text"><text:span text:style-name="T170">alue</text:span></text:span><text:span text:style-name="Source_20_Text"><text:span text:style-name="T198">&gt;);</text:span></text:span></text:p>
            <text:p text:style-name="P62"><text:span text:style-name="Source_20_Text"><text:span text:style-name="T169">toInteger(&lt;val</text:span></text:span><text:span text:style-name="Source_20_Text"><text:span text:style-name="T170">ue</text:span></text:span><text:span text:style-name="Source_20_Text"><text:span text:style-name="T169">&gt;);</text:span></text:span></text:p>
            <text:p text:style-name="P62"><text:span text:style-name="Source_20_Text"><text:span text:style-name="T199">toIntegerOrInfinity(&lt;value&gt;);</text:span></text:span></text:p>
            <text:p text:style-name="P62"><text:span text:style-name="Source_20_Text"><text:span text:style-name="T200">toLength(&lt;value&gt;);</text:span></text:span></text:p>
            <text:p text:style-name="P62"><text:span text:style-name="Source_20_Text"><text:span text:style-name="T80">toObject(&lt;</text:span></text:span><text:span text:style-name="Source_20_Text"><text:span text:style-name="T201">val</text:span></text:span><text:span text:style-name="Source_20_Text"><text:span text:style-name="T202">ue</text:span></text:span><text:span text:style-name="Source_20_Text"><text:span text:style-name="T80">&gt;);</text:span></text:span></text:p>
            <text:p text:style-name="P62"><text:span text:style-name="Source_20_Text"><text:span text:style-name="T196">toPrimitive</text:span></text:span><text:span text:style-name="Source_20_Text"><text:span text:style-name="T203">Value</text:span></text:span><text:span text:style-name="Source_20_Text"><text:span text:style-name="T196">(&lt;val</text:span></text:span><text:span text:style-name="Source_20_Text"><text:span text:style-name="T188">ue</text:span></text:span><text:span text:style-name="Source_20_Text"><text:span text:style-name="T196">&gt;);</text:span></text:span></text:p>
            <text:p text:style-name="P65"><text:span text:style-name="Source_20_Text"><text:span text:style-name="T204">toPropertyKey(&lt;</text:span></text:span><text:span text:style-name="Source_20_Text"><text:span text:style-name="T205">value</text:span></text:span><text:span text:style-name="Source_20_Text"><text:span text:style-name="T204">&gt;);</text:span></text:span></text:p>
            <text:p text:style-name="P65"><text:span text:style-name="Source_20_Text"><text:span text:style-name="T205">ty</text:span></text:span><text:span text:style-name="Source_20_Text"><text:span text:style-name="T206">pe(&lt;</text:span></text:span><text:span text:style-name="Source_20_Text"><text:span text:style-name="T205">value</text:span></text:span><text:span text:style-name="Source_20_Text"><text:span text:style-name="T206">&gt;);</text:span></text:span></text:p>
          </table:table-cell>
        </table:table-row>
        <table:table-row table:style-name="Table2.3">
          <table:covered-table-cell table:style-name="Table2.A2"/>
          <table:table-cell table:style-name="Table2.B3" office:value-type="string">
            <text:p text:style-name="P66">isInt8(&lt;value&gt;);</text:p>
            <text:p text:style-name="P66">isInt16(&lt;value&gt;);</text:p>
            <text:p text:style-name="P66">isInt32(&lt;value&gt;);</text:p>
            <text:p text:style-name="P66">isUInt8(&lt;value&gt;);</text:p>
            <text:p text:style-name="P66">isUInt16(&lt;value&gt;);</text:p>
            <text:p text:style-name="P66">isUInt32(&lt;value&gt;);</text:p>
            <text:p text:style-name="P66">isBigInt64(&lt;value&gt;);</text:p>
            <text:p text:style-name="P67"><text:span text:style-name="T207">i</text:span><text:span text:style-name="T164">s</text:span>BigUInt64(&lt;value&gt;);</text:p>
            <text:p text:style-name="P67"><text:span text:style-name="T164">is</text:span><text:span text:style-name="T163">Float</text:span><text:span text:style-name="T208">16</text:span><text:span text:style-name="T163">(&lt;value&gt;);</text:span></text:p>
          </table:table-cell>
          <table:covered-table-cell table:style-name="Table2.C2"/>
        </table:table-row>
        <table:table-row table:style-name="Table2.4">
          <table:table-cell table:style-name="Table2.A4" table:number-columns-spanned="2" office:value-type="string">
            <text:p text:style-name="P68"><text:span text:style-name="Source_20_Text"><text:span text:style-name="T209">Cookie</text:span></text:span><text:span text:style-name="Source_20_Text"><text:span text:style-name="T210"> </text:span></text:span><text:span text:style-name="Source_20_Text"><text:span text:style-name="T211">API</text:span></text:span></text:p>
          </table:table-cell>
          <table:covered-table-cell/>
          <table:covered-table-cell table:style-name="Table2.C2"/>
        </table:table-row>
        <table:table-row table:style-name="Table2.5">
          <table:table-cell table:style-name="Table2.A5" table:number-columns-spanned="2" office:value-type="string">
            <text:p text:style-name="P65"><text:span text:style-name="Source_20_Text"><text:span text:style-name="T14">getCookie([name]); </text:span></text:span><text:span text:style-name="Source_20_Text"><text:span text:style-name="T212">and </text:span></text:span><text:span text:style-name="Source_20_Text"><text:span text:style-name="T65">h</text:span></text:span><text:span text:style-name="Source_20_Text"><text:span text:style-name="T14">asCookie(&lt;name&gt;);</text:span></text:span></text:p>
            <text:p text:style-name="P69"><text:span text:style-name="Source_20_Text"><text:span text:style-name="T14">setCookie</text:span></text:span><text:span text:style-name="Source_20_Text"><text:span text:style-name="T213">(&lt;Options obj</text:span></text:span><text:span text:style-name="Source_20_Text"><text:span text:style-name="T214">ect</text:span></text:span><text:span text:style-name="Source_20_Text"><text:span text:style-name="T213">&gt;);</text:span></text:span><text:span text:style-name="Source_20_Text"><text:span text:style-name="T14"> setCookie(&lt;name&gt;,&lt;value&gt;[,hours</text:span></text:span><text:span text:style-name="Source_20_Text"><text:span text:style-name="T213">=8760</text:span></text:span></text:p>
            <text:p text:style-name="P69"><text:span text:style-name="Source_20_Text"><text:span text:style-name="T14"><text:s text:c="2"/>[,path</text:span></text:span><text:span text:style-name="Source_20_Text"><text:span text:style-name="T213">="/"</text:span></text:span><text:span text:style-name="Source_20_Text"><text:span text:style-name="T14">[,domain[,secure[,SameSite</text:span></text:span><text:span text:style-name="Source_20_Text"><text:span text:style-name="T213">=</text:span></text:span><text:span text:style-name="Source_20_Text"><text:span text:style-name="T215">"Lax"</text:span></text:span><text:span text:style-name="Source_20_Text"><text:span text:style-name="T14">[,HttpOnly]]]]]]);</text:span></text:span></text:p>
            <text:p text:style-name="P65"><text:span text:style-name="Source_20_Text"><text:span text:style-name="T14">removeCookie</text:span></text:span><text:span text:style-name="Source_20_Text"><text:span text:style-name="T213">(&lt;Options obj</text:span></text:span><text:span text:style-name="Source_20_Text"><text:span text:style-name="T214">ect</text:span></text:span><text:span text:style-name="Source_20_Text"><text:span text:style-name="T213">&gt;);</text:span></text:span></text:p>
            <text:p text:style-name="P69"><text:span text:style-name="Source_20_Text"><text:span text:style-name="T14">removeCookie(&lt;name&gt;</text:span></text:span></text:p>
            <text:p text:style-name="P69"><text:span text:style-name="Source_20_Text"><text:span text:style-name="T14"><text:s text:c="2"/>[,path</text:span></text:span><text:span text:style-name="Source_20_Text"><text:span text:style-name="T213">="/"</text:span></text:span><text:span text:style-name="Source_20_Text"><text:span text:style-name="T14">[,domain[,secure[,SameSite</text:span></text:span><text:span text:style-name="Source_20_Text"><text:span text:style-name="T213">=</text:span></text:span><text:span text:style-name="Source_20_Text"><text:span text:style-name="T215">"Lax"</text:span></text:span><text:span text:style-name="Source_20_Text"><text:span text:style-name="T14">[,HttpOnly]]]]]);</text:span></text:span></text:p>
            <text:p text:style-name="P65"><text:span text:style-name="Source_20_Text"><text:span text:style-name="T14">clearCookies</text:span></text:span><text:span text:style-name="Source_20_Text"><text:span text:style-name="T213">(&lt;Options obj</text:span></text:span><text:span text:style-name="Source_20_Text"><text:span text:style-name="T214">ect</text:span></text:span><text:span text:style-name="Source_20_Text"><text:span text:style-name="T213">&gt;);</text:span></text:span></text:p>
            <text:p text:style-name="P70"><text:span text:style-name="Source_20_Text"><text:span text:style-name="T216">clearCookies([path</text:span></text:span><text:span text:style-name="Source_20_Text"><text:span text:style-name="T217">="/"</text:span></text:span><text:span text:style-name="Source_20_Text"><text:span text:style-name="T216">[,domain[,</text:span></text:span><text:span text:style-name="Source_20_Text"><text:span text:style-name="T218">sec</text:span></text:span><text:span text:style-name="Source_20_Text"><text:span text:style-name="T216">[,SameSite</text:span></text:span><text:span text:style-name="Source_20_Text"><text:span text:style-name="T217">=</text:span></text:span><text:span text:style-name="Source_20_Text"><text:span text:style-name="T219">"Lax"</text:span></text:span></text:p>
            <text:p text:style-name="P70"><text:span text:style-name="Source_20_Text"><text:span text:style-name="T219"><text:s text:c="2"/></text:span></text:span><text:span text:style-name="Source_20_Text"><text:span text:style-name="T216">[,HttpOnly]]]]]);</text:span></text:span></text:p>
          </table:table-cell>
          <table:covered-table-cell/>
          <table:covered-table-cell table:style-name="Table2.C2"/>
        </table:table-row>
        <table:table-row table:style-name="Table2.1">
          <table:table-cell table:style-name="Table2.C1" table:number-columns-spanned="3" office:value-type="string">
            <text:p text:style-name="P71">AJAX and CORS <text:span text:style-name="T66">API</text:span></text:p>
          </table:table-cell>
          <table:covered-table-cell/>
          <table:covered-table-cell/>
        </table:table-row>
        <table:table-row>
          <table:table-cell table:style-name="Table2.A7" table:number-columns-spanned="3" office:value-type="string">
            <text:p text:style-name="P72"><text:span text:style-name="Source_20_Text"><text:span text:style-name="T14">getText(&lt;url&gt;,&lt;success&gt;); </text:span></text:span><text:span text:style-name="Source_20_Text"><text:span text:style-name="T220">and</text:span></text:span><text:span text:style-name="Source_20_Text"><text:span text:style-name="T221"> </text:span></text:span><text:span text:style-name="Source_20_Text"><text:span text:style-name="T14">getJson(&lt;url&gt;,&lt;success&gt;);</text:span></text:span></text:p>
            <text:p text:style-name="P73"><text:span text:style-name="Source_20_Text"><text:span text:style-name="T14">ajax(&lt;Options obj</text:span></text:span><text:span text:style-name="Source_20_Text"><text:span text:style-name="T214">ect</text:span></text:span><text:span text:style-name="Source_20_Text"><text:span text:style-name="T14">&gt;);</text:span></text:span></text:p>
            <text:p text:style-name="P74"><text:span text:style-name="Source_20_Text"><text:span text:style-name="T12">Options object properties (* = default value):</text:span></text:span><text:span text:style-name="Source_20_Text"><text:span text:style-name="T14"> url: </text:span></text:span><text:span text:style-name="Source_20_Text"><text:span text:style-name="T34">string</text:span></text:span><text:span text:style-name="Source_20_Text"><text:span text:style-name="T14">, data: </text:span></text:span><text:span text:style-name="Source_20_Text"><text:span text:style-name="T34">string</text:span></text:span><text:span text:style-name="Source_20_Text"><text:span text:style-name="T14">, queryType: </text:span></text:span><text:span text:style-name="Source_20_Text"><text:span text:style-name="T34">*"ajax"/"cors"</text:span></text:span><text:span text:style-name="Source_20_Text"><text:span text:style-name="T14">, type: </text:span></text:span><text:span text:style-name="Source_20_Text"><text:span text:style-name="T34">*"get"/"post"</text:span></text:span><text:span text:style-name="Source_20_Text"><text:span text:style-name="T14">, success: </text:span></text:span><text:span text:style-name="Source_20_Text"><text:span text:style-name="T34">function</text:span></text:span><text:span text:style-name="Source_20_Text"><text:span text:style-name="T14">, error: </text:span></text:span><text:span text:style-name="Source_20_Text"><text:span text:style-name="T34">function</text:span></text:span><text:span text:style-name="Source_20_Text"><text:span text:style-name="T14">, format: </text:span></text:span><text:span text:style-name="Source_20_Text"><text:span text:style-name="T34">*"text"/"json"/"xml"</text:span></text:span><text:span text:style-name="Source_20_Text"><text:span text:style-name="T14">, user: </text:span></text:span><text:span text:style-name="Source_20_Text"><text:span text:style-name="T34">string</text:span></text:span><text:span text:style-name="Source_20_Text"><text:span text:style-name="T14">, password: </text:span></text:span><text:span text:style-name="Source_20_Text"><text:span text:style-name="T34">string</text:span></text:span></text:p>
          </table:table-cell>
          <table:covered-table-cell/>
          <table:covered-table-cell/>
        </table:table-row>
      </table:table>
      <text:p text:style-name="P75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76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76">V3.1.0</text:p>
          </table:table-cell>
          <table:table-cell table:style-name="Table3.A2" office:value-type="string">
            <text:p text:style-name="P76">v3.8.0</text:p>
          </table:table-cell>
          <table:table-cell table:style-name="Table3.C2" office:value-type="string">
            <text:p text:style-name="P77">v5.6.0</text:p>
          </table:table-cell>
        </table:table-row>
        <table:table-row>
          <table:table-cell table:style-name="Table3.A3" office:value-type="string">
            <text:p text:style-name="P78">Array.from();</text:p>
            <text:p text:style-name="P78">Array.of();</text:p>
            <text:p text:style-name="P79">Array.prototype.copyWithin();</text:p>
            <text:p text:style-name="P79">Array.prototype.fill();</text:p>
            <text:p text:style-name="P78">Array.prototype.find();</text:p>
            <text:p text:style-name="P78">Array.prototype.findIndex();</text:p>
            <text:p text:style-name="P78">Object.create();</text:p>
            <text:p text:style-name="P79">String.fromCodePoint();</text:p>
            <text:p text:style-name="P79">String.prototype.codePointAt();</text:p>
            <text:p text:style-name="P80">String.prototype.endsWith();</text:p>
            <text:p text:style-name="P79">String.prototype.startsWith();</text:p>
            <text:p text:style-name="P81">Math.acosh();</text:p>
            <text:p text:style-name="P81">Math.asinh();</text:p>
            <text:p text:style-name="P81">Math.atanh();</text:p>
            <text:p text:style-name="P81">Math.cbrt();</text:p>
            <text:p text:style-name="P81">Math.clz32();</text:p>
            <text:p text:style-name="P81">Math.cosh();</text:p>
            <text:p text:style-name="P81">Math.expm1();</text:p>
            <text:p text:style-name="P81">Math.fround();</text:p>
            <text:p text:style-name="P81">Math.hypot();</text:p>
            <text:p text:style-name="P81">Math.imul();</text:p>
            <text:p text:style-name="P81">Math.log1p();</text:p>
            <text:p text:style-name="P81">Math.log10();</text:p>
            <text:p text:style-name="P81">Math.log2();</text:p>
            <text:p text:style-name="P81">Math.sign();</text:p>
            <text:p text:style-name="P81">Math.sinh();</text:p>
            <text:p text:style-name="P81">Math.tanh();</text:p>
            <text:p text:style-name="P81">Math.trunc();</text:p>
            <text:p text:style-name="P78">Number.EPSILON;</text:p>
            <text:p text:style-name="P82">Number.isNaN(); <text:span text:style-name="T222">and</text:span><text:span text:style-name="T223"> </text:span>isNaN();</text:p>
            <text:p text:style-name="P78">Number.isInteger();</text:p>
            <text:p text:style-name="P78">Number.isFinite();</text:p>
            <text:p text:style-name="P83">Number.isSafeInteger();</text:p>
            <text:p text:style-name="P83">Number.parseInt();</text:p>
            <text:p text:style-name="P78">Number.parseFloat();</text:p>
          </table:table-cell>
          <table:table-cell table:style-name="Table3.B3" office:value-type="string">
            <text:p text:style-name="P79"/>
            <text:p text:style-name="P84"><text:span text:style-name="Source_20_Text"><text:span text:style-name="T153">Array.prototype.values();</text:span></text:span></text:p>
            <text:p text:style-name="P84"><text:span text:style-name="Source_20_Text"><text:span text:style-name="T153"/></text:span></text:p>
            <text:p text:style-name="P84"><text:span text:style-name="Source_20_Text"><text:span text:style-name="T153">Array.prototype.includes();</text:span></text:span></text:p>
            <text:p text:style-name="P85"/>
            <text:p text:style-name="P86"><text:span text:style-name="Source_20_Text"><text:span text:style-name="T153">ChildNode.after();</text:span></text:span><text:span text:style-name="T124"><text:line-break/></text:span><text:span text:style-name="Source_20_Text"><text:span text:style-name="T153">ChildNode.before();</text:span></text:span><text:span text:style-name="T124"><text:line-break/></text:span><text:span text:style-name="Source_20_Text"><text:span text:style-name="T153">ChildNode.remove();</text:span></text:span><text:span text:style-name="T124"><text:line-break/></text:span><text:span text:style-name="Source_20_Text"><text:span text:style-name="T153">ChildNode.replaceWith();</text:span></text:span></text:p>
            <text:p text:style-name="P85"/>
            <text:p text:style-name="P86"><text:span text:style-name="Source_20_Text"><text:span text:style-name="T153">Element.prototype.closest();<text:line-break/>Element.prototype.getAttributeNames();</text:span></text:span></text:p>
            <text:p text:style-name="P86"><text:span text:style-name="Source_20_Text"><text:span text:style-name="T153">Element.prototype.matches();</text:span></text:span></text:p>
            <text:p text:style-name="P86"><text:span text:style-name="Source_20_Text"><text:span text:style-name="T153">Element.prototype.toggleAttribute();</text:span></text:span></text:p>
            <text:p text:style-name="P85"/>
            <text:p text:style-name="P86"><text:span text:style-name="Source_20_Text"><text:span text:style-name="T153">ParentNode.append();</text:span></text:span></text:p>
            <text:p text:style-name="P86"><text:span text:style-name="Source_20_Text"><text:span text:style-name="T153"/></text:span></text:p>
            <text:p text:style-name="P86"><text:span text:style-name="Source_20_Text"><text:span text:style-name="T153">ParentNode.prepend();</text:span></text:span><text:span text:style-name="T124"><text:line-break/><text:line-break/></text:span><text:span text:style-name="Source_20_Text"><text:span text:style-name="T153">String.prototype[Symbol.iterator]();</text:span></text:span></text:p>
            <text:p text:style-name="P84"><text:span text:style-name="Source_20_Text"><text:span text:style-name="T153">String.prototype.includes();</text:span></text:span></text:p>
            <text:p text:style-name="P84"><text:span text:style-name="Source_20_Text"><text:span text:style-name="T153">String.prototype.repeat();</text:span></text:span><text:span text:style-name="T124"><text:line-break/></text:span></text:p>
            <text:p text:style-name="P87"><text:span text:style-name="Source_20_Text"><text:span text:style-name="T153">NodeList.prototype.forEach();</text:span></text:span><text:span text:style-name="T124"><text:line-break/></text:span></text:p>
            <text:p text:style-name="P84"><text:span text:style-name="Source_20_Text"><text:span text:style-name="T153">Object.assign();</text:span></text:span></text:p>
            <text:p text:style-name="P86"><text:span text:style-name="Source_20_Text"><text:span text:style-name="T153">Object.entries();</text:span></text:span><text:span text:style-name="T124"><text:line-break/></text:span></text:p>
            <text:p text:style-name="P86"><text:span text:style-name="Source_20_Text"><text:span text:style-name="T153">Object.getOwnPropertyDescriptors();</text:span></text:span><text:span text:style-name="T124"><text:line-break/></text:span><text:span text:style-name="Source_20_Text"><text:span text:style-name="T153">Object.values();</text:span></text:span><text:span text:style-name="T124"><text:line-break/></text:span></text:p>
            <text:p text:style-name="P87"><text:span text:style-name="Source_20_Text"><text:span text:style-name="T153">RegExp.prototype.flags;</text:span></text:span><text:span text:style-name="T124"><text:line-break/></text:span></text:p>
            <text:p text:style-name="P87"><text:span text:style-name="Source_20_Text"><text:span text:style-name="T153">window.screenLeft;</text:span></text:span><text:span text:style-name="T124"><text:line-break/></text:span><text:span text:style-name="Source_20_Text"><text:span text:style-name="T153">window.screenTop;</text:span></text:span></text:p>
          </table:table-cell>
          <table:table-cell table:style-name="Table3.C3" office:value-type="string">
            <text:p text:style-name="P78">Array.prototype.at();</text:p>
            <text:p text:style-name="P78"/>
            <text:p text:style-name="P78">Array.prototype.findLast();</text:p>
            <text:p text:style-name="P78">Array.prototype.findLastIndex();</text:p>
            <text:p text:style-name="P78"/>
            <text:p text:style-name="P78">Array.prototype.flat();</text:p>
            <text:p text:style-name="P78">Array.prototype.flatMap();</text:p>
            <text:p text:style-name="P78"/>
            <text:p text:style-name="P78">Number.MIN_SAFE_INTEGER;</text:p>
            <text:p text:style-name="P78">Number.MAX_SAFE_INTEGER;</text:p>
            <text:p text:style-name="P78"/>
            <text:p text:style-name="P78">Object.fromEntries();</text:p>
            <text:p text:style-name="P78"/>
            <text:p text:style-name="P78">Object.is();</text:p>
            <text:p text:style-name="P78"/>
            <text:p text:style-name="P88">String.prototype.at();</text:p>
            <text:p text:style-name="P88"/>
            <text:p text:style-name="P78">String.prototype.matchAll();</text:p>
            <text:p text:style-name="P78"/>
            <text:p text:style-name="P78">String.prototype.padStart();</text:p>
            <text:p text:style-name="P78">String.prototype.padEnd();</text:p>
            <text:p text:style-name="P78"/>
            <text:p text:style-name="P78">String.prototype.replaceAll();</text:p>
            <text:p text:style-name="P78"/>
            <text:p text:style-name="P78">String.prototype.trimStart();</text:p>
            <text:p text:style-name="P78">String.prototype.trimLeft();</text:p>
            <text:p text:style-name="P78"/>
            <text:p text:style-name="P78">String.prototype.trimEnd();</text:p>
            <text:p text:style-name="P78">String.prototype.trimRight();</text:p>
            <text:p text:style-name="P78"/>
            <text:p text:style-name="P78">Typedarray.prototype.at();</text:p>
            <text:p text:style-name="P78"/>
            <text:p text:style-name="P83">TypedArray.prototype.findLast();</text:p>
            <text:p text:style-name="P83">TypedArray.prototype.findLastIndex();</text:p>
          </table:table-cell>
        </table:table-row>
      </table:table>
      <text:p text:style-name="P7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5</text:page-number><text:s/>/ <text:page-count>5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meta:initial-creator>Czigler, Ferenc</meta:initial-creator>
    <meta:creation-date>2018-01-01T17:18:00Z</meta:creation-date>
    <dc:date>2025-05-21T21:46:52.455429400</dc:date>
    <meta:print-date>2025-05-20T21:58:46.488490500</meta:print-date>
    <meta:editing-cycles>886</meta:editing-cycles>
    <meta:editing-duration>PT22H42M52S</meta:editing-duration>
    <meta:printed-by>PDF files</meta:printed-by>
    <meta:document-statistic meta:table-count="5" meta:image-count="0" meta:object-count="0" meta:page-count="5" meta:paragraph-count="382" meta:word-count="584" meta:character-count="10467" meta:non-whitespace-character-count="10231"/>
    <meta:template xlink:type="simple" xlink:actuate="onRequest" xlink:title="" xlink:href="Normal.dotm"/>
  </office:meta>
</office:document-meta>
</file>